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69b" officeooo:paragraph-rsid="000db69b"/>
    </style:style>
    <style:style style:name="P2" style:family="paragraph" style:parent-style-name="Standard">
      <style:text-properties officeooo:rsid="000db69b" officeooo:paragraph-rsid="001193c4"/>
    </style:style>
    <style:style style:name="P3" style:family="paragraph" style:parent-style-name="Standard">
      <style:text-properties officeooo:rsid="000db69b" officeooo:paragraph-rsid="0019b098"/>
    </style:style>
    <style:style style:name="P4" style:family="paragraph" style:parent-style-name="Standard">
      <style:text-properties officeooo:rsid="000db69b" officeooo:paragraph-rsid="001cd99f"/>
    </style:style>
    <style:style style:name="P5" style:family="paragraph" style:parent-style-name="Standard">
      <style:text-properties officeooo:rsid="000db69b" officeooo:paragraph-rsid="001ef138"/>
    </style:style>
    <style:style style:name="P6" style:family="paragraph" style:parent-style-name="Standard">
      <style:text-properties officeooo:rsid="000db69b" officeooo:paragraph-rsid="0026e840"/>
    </style:style>
    <style:style style:name="P7" style:family="paragraph" style:parent-style-name="Standard">
      <style:text-properties officeooo:rsid="000db69b" officeooo:paragraph-rsid="0029cfea"/>
    </style:style>
    <style:style style:name="P8" style:family="paragraph" style:parent-style-name="Standard">
      <style:text-properties officeooo:paragraph-rsid="000db69b"/>
    </style:style>
    <style:style style:name="P9" style:family="paragraph" style:parent-style-name="Standard">
      <style:text-properties officeooo:paragraph-rsid="0013c607"/>
    </style:style>
    <style:style style:name="P10" style:family="paragraph" style:parent-style-name="Standard">
      <style:text-properties officeooo:paragraph-rsid="0014f3d3"/>
    </style:style>
    <style:style style:name="P11" style:family="paragraph" style:parent-style-name="Standard">
      <style:text-properties officeooo:paragraph-rsid="0019b098"/>
    </style:style>
    <style:style style:name="P12" style:family="paragraph" style:parent-style-name="Standard">
      <style:text-properties officeooo:paragraph-rsid="001ef138"/>
    </style:style>
    <style:style style:name="P13" style:family="paragraph" style:parent-style-name="Standard">
      <style:text-properties officeooo:paragraph-rsid="0023a370"/>
    </style:style>
    <style:style style:name="P14" style:family="paragraph" style:parent-style-name="Standard">
      <style:text-properties officeooo:paragraph-rsid="0026a931"/>
    </style:style>
    <style:style style:name="P15" style:family="paragraph" style:parent-style-name="Standard">
      <style:text-properties officeooo:paragraph-rsid="0029cfea"/>
    </style:style>
    <style:style style:name="P16" style:family="paragraph" style:parent-style-name="Standard">
      <style:text-properties officeooo:paragraph-rsid="002e05ed"/>
    </style:style>
    <style:style style:name="P17" style:family="paragraph" style:parent-style-name="Standard">
      <style:text-properties fo:color="#000000" officeooo:paragraph-rsid="00340a58"/>
    </style:style>
    <style:style style:name="P18" style:family="paragraph" style:parent-style-name="Standard">
      <style:text-properties fo:color="#000000" officeooo:paragraph-rsid="0034b8cf"/>
    </style:style>
    <style:style style:name="P19" style:family="paragraph" style:parent-style-name="Standard">
      <style:text-properties fo:color="#000000" fo:font-weight="normal" officeooo:paragraph-rsid="0034da20" style:font-weight-asian="normal" style:font-weight-complex="normal"/>
    </style:style>
    <style:style style:name="P20" style:family="paragraph" style:parent-style-name="Standard">
      <style:text-properties fo:color="#000000" fo:font-weight="normal" officeooo:paragraph-rsid="003c45b0" style:font-weight-asian="normal" style:font-weight-complex="normal"/>
    </style:style>
    <style:style style:name="P21" style:family="paragraph" style:parent-style-name="Standard">
      <style:text-properties fo:color="#000000" fo:font-weight="normal" officeooo:paragraph-rsid="003ef4a0" style:font-weight-asian="normal" style:font-weight-complex="normal"/>
    </style:style>
    <style:style style:name="P22" style:family="paragraph" style:parent-style-name="Standard">
      <style:text-properties fo:color="#000000" fo:font-weight="normal" officeooo:paragraph-rsid="003cd927"/>
    </style:style>
    <style:style style:name="P23" style:family="paragraph" style:parent-style-name="Standard">
      <style:text-properties fo:color="#000000" officeooo:paragraph-rsid="003c45b0"/>
    </style:style>
    <style:style style:name="P24" style:family="paragraph" style:parent-style-name="Standard">
      <style:text-properties fo:color="#000000" officeooo:paragraph-rsid="003d98ec"/>
    </style:style>
    <style:style style:name="P25" style:family="paragraph" style:parent-style-name="Standard">
      <style:text-properties fo:color="#000000" officeooo:paragraph-rsid="003ef4a0"/>
    </style:style>
    <style:style style:name="P26" style:family="paragraph" style:parent-style-name="Standard">
      <style:text-properties fo:color="#000000" officeooo:paragraph-rsid="0042f17d"/>
    </style:style>
    <style:style style:name="P27" style:family="paragraph" style:parent-style-name="Standard">
      <style:text-properties fo:color="#000000" officeooo:paragraph-rsid="0044977d"/>
    </style:style>
    <style:style style:name="P28" style:family="paragraph" style:parent-style-name="Standard">
      <style:text-properties fo:font-variant="normal" fo:text-transform="none" fo:color="#000000" style:font-name="Helvetica Neue" fo:font-size="9pt" fo:letter-spacing="normal" fo:font-style="normal" fo:font-weight="bold" officeooo:paragraph-rsid="0042f17d" style:font-weight-asian="bold" style:font-weight-complex="bold"/>
    </style:style>
    <style:style style:name="P29" style:family="paragraph" style:parent-style-name="Preformatted_20_Text">
      <style:text-properties fo:color="#808080" style:font-name="DejaVu Sans Mono" fo:font-size="9pt" fo:font-style="italic"/>
    </style:style>
    <style:style style:name="P30" style:family="paragraph" style:parent-style-name="Preformatted_20_Text">
      <style:text-properties fo:color="#000000"/>
    </style:style>
    <style:style style:name="P31" style:family="paragraph" style:parent-style-name="Preformatted_20_Text">
      <style:text-properties fo:color="#000000" style:font-name="DejaVu Sans Mono" fo:font-size="9pt"/>
    </style:style>
    <style:style style:name="P32" style:family="paragraph" style:parent-style-name="Preformatted_20_Text">
      <style:text-properties fo:color="#008000"/>
    </style:style>
    <style:style style:name="P33" style:family="paragraph" style:parent-style-name="Preformatted_20_Text">
      <style:text-properties fo:color="#008000" style:font-name="DejaVu Sans Mono" fo:font-size="9pt" fo:font-weight="bold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4a767c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4c0e67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4fa6b8" officeooo:paragraph-rsid="004fa6b8" style:font-weight-asian="bold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5b94a0" officeooo:paragraph-rsid="005b94a0" style:font-weight-asian="bold" style:font-weight-complex="bold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69c885" officeooo:paragraph-rsid="006c6e33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normal" officeooo:rsid="004fa6b8" officeooo:paragraph-rsid="004fa6b8" style:font-weight-asian="normal" style:font-weight-complex="normal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normal" officeooo:paragraph-rsid="005f20df" style:font-weight-asian="normal" style:font-weight-complex="normal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normal" officeooo:paragraph-rsid="005fcd8f" style:font-weight-asian="normal" style:font-weight-complex="normal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normal" officeooo:paragraph-rsid="005f20df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normal" officeooo:paragraph-rsid="0064bf58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normal" officeooo:rsid="0068113b" officeooo:paragraph-rsid="0068113b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normal" officeooo:rsid="0068113b" officeooo:paragraph-rsid="00683bb2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normal" officeooo:rsid="0069c885" officeooo:paragraph-rsid="0069c885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51358f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54b416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551808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57d4d4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5f20df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69c885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000000" officeooo:paragraph-rsid="0069c885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008000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/>
    </style:style>
    <style:style style:name="P57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paragraph-rsid="0051358f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paragraph-rsid="0069c885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officeooo:paragraph-rsid="006c382f"/>
    </style:style>
    <style:style style:name="P60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9pt" fo:font-style="italic"/>
    </style:style>
    <style:style style:name="P61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9pt" fo:font-style="italic" officeooo:paragraph-rsid="0051358f"/>
    </style:style>
    <style:style style:name="P62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9pt" officeooo:paragraph-rsid="0051358f"/>
    </style:style>
    <style:style style:name="P63" style:family="paragraph" style:parent-style-name="Preformatted_20_Text">
      <style:paragraph-properties fo:margin-top="0cm" fo:margin-bottom="0.499cm" loext:contextual-spacing="false" fo:break-before="page"/>
      <style:text-properties fo:color="#000000" style:font-name="DejaVu Sans Mono" fo:font-size="9pt" fo:font-weight="normal" officeooo:rsid="0069c885" officeooo:paragraph-rsid="0069c885"/>
    </style:style>
    <style:style style:name="P64" style:family="paragraph" style:parent-style-name="Standard">
      <style:text-properties fo:color="#660e7a" style:font-name="DejaVu Sans Mono" fo:font-size="9pt" fo:font-style="italic" fo:font-weight="bold" officeooo:paragraph-rsid="000db69b"/>
    </style:style>
    <style:style style:name="P65" style:family="paragraph" style:parent-style-name="Standard">
      <style:text-properties officeooo:rsid="001193c4" officeooo:paragraph-rsid="001193c4"/>
    </style:style>
    <style:style style:name="P66" style:family="paragraph" style:parent-style-name="Standard">
      <style:text-properties fo:color="#000000" style:font-name="DejaVu Sans Mono" fo:font-size="9pt" fo:font-weight="normal" officeooo:rsid="003682ee" officeooo:paragraph-rsid="0034b8cf" style:font-weight-asian="normal" style:font-weight-complex="normal"/>
    </style:style>
    <style:style style:name="P67" style:family="paragraph" style:parent-style-name="Standard">
      <style:text-properties fo:color="#000000" style:font-name="DejaVu Sans Mono" fo:font-size="9pt" fo:font-weight="normal" officeooo:rsid="0034da20" officeooo:paragraph-rsid="0034da20" style:font-weight-asian="normal" style:font-weight-complex="normal"/>
    </style:style>
    <style:style style:name="P68" style:family="paragraph" style:parent-style-name="Standard">
      <style:text-properties fo:color="#000000" style:font-name="DejaVu Sans Mono" fo:font-size="9pt" fo:font-weight="normal" officeooo:rsid="0037b75e" officeooo:paragraph-rsid="003d98ec" style:font-weight-asian="normal" style:font-weight-complex="normal"/>
    </style:style>
    <style:style style:name="P69" style:family="paragraph" style:parent-style-name="Standard">
      <style:text-properties fo:color="#000000" style:font-name="DejaVu Sans Mono" fo:font-size="9pt" fo:font-weight="normal" officeooo:rsid="0037b75e" officeooo:paragraph-rsid="003c45b0" style:font-weight-asian="normal" style:font-weight-complex="normal"/>
    </style:style>
    <style:style style:name="P70" style:family="paragraph" style:parent-style-name="Standard">
      <style:text-properties fo:color="#000000" style:font-name="DejaVu Sans Mono" fo:font-size="9pt" fo:font-weight="normal" officeooo:rsid="003ef4a0" officeooo:paragraph-rsid="003c45b0" style:font-weight-asian="normal" style:font-weight-complex="normal"/>
    </style:style>
    <style:style style:name="P71" style:family="paragraph" style:parent-style-name="Standard">
      <style:text-properties fo:color="#000000" style:font-name="DejaVu Sans Mono" fo:font-size="9pt" fo:font-weight="normal" officeooo:rsid="00402c94" officeooo:paragraph-rsid="003ef4a0" style:font-weight-asian="normal" style:font-weight-complex="normal"/>
    </style:style>
    <style:style style:name="P72" style:family="paragraph" style:parent-style-name="Standard">
      <style:text-properties fo:color="#008000" style:font-name="DejaVu Sans Mono" fo:font-size="9pt" fo:font-weight="normal" officeooo:rsid="0037b75e" officeooo:paragraph-rsid="003d98ec" style:font-weight-asian="normal" style:font-weight-complex="normal"/>
    </style:style>
    <style:style style:name="P73" style:family="paragraph" style:parent-style-name="Standard">
      <style:text-properties fo:color="#808080" style:font-name="DejaVu Sans Mono" fo:font-size="9pt" fo:font-style="italic" officeooo:rsid="00402c94" officeooo:paragraph-rsid="003ef4a0"/>
    </style:style>
    <style:style style:name="P74" style:family="paragraph" style:parent-style-name="Standard">
      <style:text-properties fo:color="#808080" style:font-name="DejaVu Sans Mono" fo:font-size="9pt" fo:font-style="italic" officeooo:rsid="00422960" officeooo:paragraph-rsid="003ef4a0"/>
    </style:style>
    <style:style style:name="P75" style:family="paragraph" style:parent-style-name="Standard">
      <style:text-properties fo:color="#808080" style:font-name="DejaVu Sans Mono" fo:font-size="9pt" fo:font-style="italic" officeooo:rsid="0044977d" officeooo:paragraph-rsid="0044977d"/>
    </style:style>
    <style:style style:name="P76" style:family="paragraph" style:parent-style-name="Standard">
      <style:text-properties officeooo:rsid="000db69b" officeooo:paragraph-rsid="00c50b82"/>
    </style:style>
    <style:style style:name="P77" style:family="paragraph" style:parent-style-name="Standard">
      <style:text-properties officeooo:paragraph-rsid="00c50b82"/>
    </style:style>
    <style:style style:name="P78" style:family="paragraph" style:parent-style-name="Standard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paragraph-rsid="00c50b82" style:font-weight-asian="bold" style:font-weight-complex="bold"/>
    </style:style>
    <style:style style:name="P79" style:family="paragraph" style:parent-style-name="Standard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paragraph-rsid="00c50b82"/>
    </style:style>
    <style:style style:name="P80" style:family="paragraph" style:parent-style-name="Standard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paragraph-rsid="00cb5e2d"/>
    </style:style>
    <style:style style:name="P81" style:family="paragraph" style:parent-style-name="Standard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c50b82" style:font-weight-asian="bold" style:font-weight-complex="bold"/>
    </style:style>
    <style:style style:name="P82" style:family="paragraph" style:parent-style-name="Standard">
      <style:paragraph-properties fo:margin-top="0cm" fo:margin-bottom="0.499cm" loext:contextual-spacing="false"/>
      <style:text-properties fo:color="#000000" style:font-name="Helvetica Neue" fo:font-size="9pt" officeooo:paragraph-rsid="00c50b82"/>
    </style:style>
    <style:style style:name="P83" style:family="paragraph" style:parent-style-name="Preformatted_20_Text">
      <style:text-properties fo:color="#808080" style:font-name="DejaVu Sans Mono" fo:font-size="9pt" fo:font-style="italic" officeooo:rsid="0042f17d" officeooo:paragraph-rsid="0042f17d"/>
    </style:style>
    <style:style style:name="P84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9pt" fo:font-style="italic" officeooo:paragraph-rsid="004c0e67"/>
    </style:style>
    <style:style style:name="P85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9pt" fo:font-style="italic" fo:font-weight="bold" officeooo:rsid="0053a3bd" officeooo:paragraph-rsid="0072362b"/>
    </style:style>
    <style:style style:name="P86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9pt" fo:font-style="italic" fo:font-weight="bold" officeooo:rsid="009905d9" officeooo:paragraph-rsid="009905d9" style:font-weight-asian="bold" style:font-weight-complex="bold"/>
    </style:style>
    <style:style style:name="P87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9pt" fo:font-style="italic" officeooo:rsid="009160e0" officeooo:paragraph-rsid="009160e0"/>
    </style:style>
    <style:style style:name="P88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9pt" fo:font-style="italic" officeooo:paragraph-rsid="00ba9369"/>
    </style:style>
    <style:style style:name="P89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/>
    </style:style>
    <style:style style:name="P90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paragraph-rsid="0051358f"/>
    </style:style>
    <style:style style:name="P91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rsid="0054b416" officeooo:paragraph-rsid="005f20df" style:font-weight-asian="normal" style:font-weight-complex="normal"/>
    </style:style>
    <style:style style:name="P92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rsid="005fcd8f" officeooo:paragraph-rsid="005fcd8f" style:font-weight-asian="normal" style:font-weight-complex="normal"/>
    </style:style>
    <style:style style:name="P93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paragraph-rsid="0069c885"/>
    </style:style>
    <style:style style:name="P94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style="italic" fo:font-weight="bold" officeooo:paragraph-rsid="0051358f"/>
    </style:style>
    <style:style style:name="P95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style="normal" fo:font-weight="bold" officeooo:rsid="009160e0" officeooo:paragraph-rsid="009160e0"/>
    </style:style>
    <style:style style:name="P9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53a3bd" officeooo:paragraph-rsid="0053a3bd"/>
    </style:style>
    <style:style style:name="P9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53a3bd" officeooo:paragraph-rsid="005f20df"/>
    </style:style>
    <style:style style:name="P9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53a3bd" officeooo:paragraph-rsid="0072362b"/>
    </style:style>
    <style:style style:name="P9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54b416" officeooo:paragraph-rsid="0054b416"/>
    </style:style>
    <style:style style:name="P10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54b416" officeooo:paragraph-rsid="005f20df"/>
    </style:style>
    <style:style style:name="P10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54b416" officeooo:paragraph-rsid="0072362b"/>
    </style:style>
    <style:style style:name="P10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5fcd8f" officeooo:paragraph-rsid="005fcd8f" style:font-weight-asian="normal" style:font-weight-complex="normal"/>
    </style:style>
    <style:style style:name="P10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6b2508" officeooo:paragraph-rsid="006b2508"/>
    </style:style>
    <style:style style:name="P10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72362b"/>
    </style:style>
    <style:style style:name="P10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style="italic" fo:font-weight="bold" officeooo:rsid="0053a3bd" officeooo:paragraph-rsid="0072362b"/>
    </style:style>
    <style:style style:name="P10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7e5e6c"/>
    </style:style>
    <style:style style:name="P10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style="normal" fo:font-weight="bold" officeooo:rsid="009905d9" officeooo:paragraph-rsid="009905d9" style:font-weight-asian="bold" style:font-weight-complex="bold"/>
    </style:style>
    <style:style style:name="P10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style="normal" fo:font-weight="bold" officeooo:paragraph-rsid="00af5bb8" style:font-weight-asian="bold" style:font-weight-complex="bold"/>
    </style:style>
    <style:style style:name="P10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style="normal" officeooo:paragraph-rsid="00ba9369"/>
    </style:style>
    <style:style style:name="P11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ba9369"/>
    </style:style>
    <style:style style:name="P11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c50b82"/>
    </style:style>
    <style:style style:name="P11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0pt" fo:font-weight="bold" officeooo:rsid="0055eea7" officeooo:paragraph-rsid="0055eea7" style:font-size-asian="10pt" style:font-size-complex="10pt"/>
    </style:style>
    <style:style style:name="P113" style:family="paragraph" style:parent-style-name="Preformatted_20_Text">
      <style:paragraph-properties fo:margin-top="0cm" fo:margin-bottom="0.499cm" loext:contextual-spacing="false"/>
      <style:text-properties fo:color="#000000" fo:font-weight="normal" officeooo:paragraph-rsid="007606ec" style:font-weight-asian="normal" style:font-weight-complex="normal"/>
    </style:style>
    <style:style style:name="P114" style:family="paragraph" style:parent-style-name="Preformatted_20_Text">
      <style:paragraph-properties fo:margin-top="0cm" fo:margin-bottom="0.499cm" loext:contextual-spacing="false"/>
      <style:text-properties fo:color="#000000" style:font-name="Helvetica Neue" fo:font-size="9pt" fo:font-style="normal" officeooo:rsid="009160e0" officeooo:paragraph-rsid="009160e0"/>
    </style:style>
    <style:style style:name="P115" style:family="paragraph" style:parent-style-name="Preformatted_20_Text">
      <style:paragraph-properties fo:margin-top="0cm" fo:margin-bottom="0.499cm" loext:contextual-spacing="false"/>
      <style:text-properties fo:color="#000000" style:font-name="Helvetica Neue" fo:font-size="9pt" fo:font-style="normal" fo:font-weight="bold" officeooo:rsid="009685a8" officeooo:paragraph-rsid="009685a8" style:font-weight-asian="bold" style:font-weight-complex="bold"/>
    </style:style>
    <style:style style:name="P116" style:family="paragraph" style:parent-style-name="Preformatted_20_Text">
      <style:paragraph-properties fo:margin-top="0cm" fo:margin-bottom="0.499cm" loext:contextual-spacing="false"/>
      <style:text-properties fo:color="#000000" style:font-name="Helvetica Neue" fo:font-size="9pt" fo:font-style="normal" fo:font-weight="bold" officeooo:rsid="009905d9" officeooo:paragraph-rsid="009905d9" style:font-weight-asian="bold" style:font-weight-complex="bold"/>
    </style:style>
    <style:style style:name="P117" style:family="paragraph" style:parent-style-name="Preformatted_20_Text">
      <style:paragraph-properties fo:margin-top="0cm" fo:margin-bottom="0.499cm" loext:contextual-spacing="false"/>
      <style:text-properties fo:color="#000000" style:font-name="Helvetica Neue" fo:font-size="9pt" fo:font-style="normal" fo:font-weight="bold" officeooo:paragraph-rsid="00af5bb8" style:font-weight-asian="bold" style:font-weight-complex="bold"/>
    </style:style>
    <style:style style:name="P11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54b416" officeooo:paragraph-rsid="00551808"/>
    </style:style>
    <style:style style:name="P11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54b416" officeooo:paragraph-rsid="005f20df"/>
    </style:style>
    <style:style style:name="P12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54b416" officeooo:paragraph-rsid="0072362b"/>
    </style:style>
    <style:style style:name="P12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7606ec" officeooo:paragraph-rsid="007606ec" style:font-weight-asian="bold" style:font-weight-complex="bold"/>
    </style:style>
    <style:style style:name="P12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7e5e6c" officeooo:paragraph-rsid="007e5e6c" style:font-weight-asian="bold" style:font-weight-complex="bold"/>
    </style:style>
    <style:style style:name="P12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7e5e6c" style:font-weight-asian="bold" style:font-weight-complex="bold"/>
    </style:style>
    <style:style style:name="P12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864e3e" officeooo:paragraph-rsid="00864e3e" style:font-weight-asian="bold" style:font-weight-complex="bold"/>
    </style:style>
    <style:style style:name="P12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864e3e" officeooo:paragraph-rsid="00a6eb33" style:font-weight-asian="bold" style:font-weight-complex="bold"/>
    </style:style>
    <style:style style:name="P12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8dc765" officeooo:paragraph-rsid="008dc765" style:font-weight-asian="bold" style:font-weight-complex="bold"/>
    </style:style>
    <style:style style:name="P127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8f1471" officeooo:paragraph-rsid="008f1471" style:font-weight-asian="bold" style:font-weight-complex="bold"/>
    </style:style>
    <style:style style:name="P12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9048c4" officeooo:paragraph-rsid="009048c4" style:font-weight-asian="bold" style:font-weight-complex="bold"/>
    </style:style>
    <style:style style:name="P12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ba9369" style:font-weight-asian="bold" style:font-weight-complex="bold"/>
    </style:style>
    <style:style style:name="P13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c2cc8a" style:font-weight-asian="bold" style:font-weight-complex="bold"/>
    </style:style>
    <style:style style:name="P13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864e3e" officeooo:paragraph-rsid="00864e3e"/>
    </style:style>
    <style:style style:name="P13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864e3e"/>
    </style:style>
    <style:style style:name="P13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c2b540"/>
    </style:style>
    <style:style style:name="P13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c2cc8a"/>
    </style:style>
    <style:style style:name="P13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rsid="0064bf58" officeooo:paragraph-rsid="0064bf58" style:font-weight-asian="normal" style:font-weight-complex="normal"/>
    </style:style>
    <style:style style:name="P13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rsid="0064bf58" officeooo:paragraph-rsid="0069c885" style:font-weight-asian="normal" style:font-weight-complex="normal"/>
    </style:style>
    <style:style style:name="P137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rsid="0068113b" officeooo:paragraph-rsid="0068113b" style:font-weight-asian="normal" style:font-weight-complex="normal"/>
    </style:style>
    <style:style style:name="P13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rsid="006c382f" officeooo:paragraph-rsid="0069c885" style:font-weight-asian="normal" style:font-weight-complex="normal"/>
    </style:style>
    <style:style style:name="P13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rsid="006c382f" officeooo:paragraph-rsid="0070fd6a" style:font-weight-asian="normal" style:font-weight-complex="normal"/>
    </style:style>
    <style:style style:name="P14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rsid="006c382f" officeooo:paragraph-rsid="0072362b" style:font-weight-asian="normal" style:font-weight-complex="normal"/>
    </style:style>
    <style:style style:name="P14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6c382f" officeooo:paragraph-rsid="0069c885" style:font-weight-asian="normal" style:font-weight-complex="normal"/>
    </style:style>
    <style:style style:name="P14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6c382f" officeooo:paragraph-rsid="0072362b" style:font-weight-asian="normal" style:font-weight-complex="normal"/>
    </style:style>
    <style:style style:name="P14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62d2b5" officeooo:paragraph-rsid="0072362b" style:font-weight-asian="normal" style:font-weight-complex="normal"/>
    </style:style>
    <style:style style:name="P14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7606ec" officeooo:paragraph-rsid="007606ec" style:font-weight-asian="normal" style:font-weight-complex="normal"/>
    </style:style>
    <style:style style:name="P14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7e5e6c" officeooo:paragraph-rsid="007e5e6c" style:font-weight-asian="bold" style:font-weight-complex="bold"/>
    </style:style>
    <style:style style:name="P14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7e5e6c" officeooo:paragraph-rsid="007fc2d0" style:font-weight-asian="bold" style:font-weight-complex="bold"/>
    </style:style>
    <style:style style:name="P147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864e3e" officeooo:paragraph-rsid="00864e3e" style:font-weight-asian="bold" style:font-weight-complex="bold"/>
    </style:style>
    <style:style style:name="P14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9048c4" officeooo:paragraph-rsid="009048c4" style:font-weight-asian="bold" style:font-weight-complex="bold"/>
    </style:style>
    <style:style style:name="P14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53a3bd" officeooo:paragraph-rsid="00b22f80" style:font-weight-asian="bold" style:font-weight-complex="bold"/>
    </style:style>
    <style:style style:name="P15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b363ec" officeooo:paragraph-rsid="00b363ec" style:font-weight-asian="bold" style:font-weight-complex="bold"/>
    </style:style>
    <style:style style:name="P15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paragraph-rsid="00b363ec" style:font-weight-asian="bold" style:font-weight-complex="bold"/>
    </style:style>
    <style:style style:name="P15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paragraph-rsid="00ba9369" style:font-weight-asian="bold" style:font-weight-complex="bold"/>
    </style:style>
    <style:style style:name="P15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paragraph-rsid="007e5e6c"/>
    </style:style>
    <style:style style:name="P15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864e3e" officeooo:paragraph-rsid="00864e3e"/>
    </style:style>
    <style:style style:name="P15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paragraph-rsid="00ba9369"/>
    </style:style>
    <style:style style:name="P15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normal" officeooo:rsid="007e5e6c" officeooo:paragraph-rsid="007e5e6c" style:font-weight-asian="normal" style:font-weight-complex="normal"/>
    </style:style>
    <style:style style:name="P157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8080" style:font-name="Helvetica Neue" fo:font-size="9pt" fo:letter-spacing="normal" fo:font-style="normal" fo:font-weight="bold" officeooo:rsid="0064bf58" officeooo:paragraph-rsid="0069c885" style:font-weight-asian="normal" style:font-weight-complex="normal"/>
    </style:style>
    <style:style style:name="P15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8080" style:font-name="Helvetica Neue" fo:font-size="9pt" fo:letter-spacing="normal" fo:font-style="normal" fo:font-weight="bold" officeooo:rsid="006c382f" officeooo:paragraph-rsid="0069c885" style:font-weight-asian="normal" style:font-weight-complex="normal"/>
    </style:style>
    <style:style style:name="P15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8080" style:font-name="DejaVu Sans Mono" fo:font-size="9pt" fo:letter-spacing="normal" fo:font-style="italic" fo:font-weight="bold" officeooo:rsid="007606ec" officeooo:paragraph-rsid="007aa7ab" style:font-weight-asian="normal" style:font-weight-complex="normal"/>
    </style:style>
    <style:style style:name="P16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8080" style:font-name="DejaVu Sans Mono" fo:font-size="9pt" fo:letter-spacing="normal" fo:font-style="italic" fo:font-weight="bold" officeooo:rsid="009048c4" officeooo:paragraph-rsid="009048c4" style:font-weight-asian="bold" style:font-weight-complex="bold"/>
    </style:style>
    <style:style style:name="P16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8080" style:font-name="DejaVu Sans Mono" fo:font-size="9pt" fo:letter-spacing="normal" fo:font-style="italic" fo:font-weight="bold" officeooo:rsid="00864e3e" officeooo:paragraph-rsid="00864e3e" style:font-weight-asian="bold" style:font-weight-complex="bold"/>
    </style:style>
    <style:style style:name="P16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8000" style:font-name="Helvetica Neue" fo:font-size="9pt" fo:letter-spacing="normal" fo:font-style="normal" fo:font-weight="bold" officeooo:rsid="006c382f" officeooo:paragraph-rsid="0069c885" style:font-weight-asian="normal" style:font-weight-complex="normal"/>
    </style:style>
    <style:style style:name="P16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8000" style:font-name="DejaVu Sans Mono" fo:font-size="9pt" fo:letter-spacing="normal" fo:font-style="normal" fo:font-weight="bold" officeooo:rsid="006c382f" officeooo:paragraph-rsid="0069c885" style:font-weight-asian="normal" style:font-weight-complex="normal"/>
    </style:style>
    <style:style style:name="P16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8000" style:font-name="DejaVu Sans Mono" fo:font-size="9pt" fo:letter-spacing="normal" fo:font-style="normal" fo:font-weight="bold" officeooo:rsid="00864e3e" officeooo:paragraph-rsid="00864e3e" style:font-weight-asian="bold" style:font-weight-complex="bold"/>
    </style:style>
    <style:style style:name="P16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8000" style:font-name="DejaVu Sans Mono" fo:font-size="9pt" fo:letter-spacing="normal" fo:font-style="normal" fo:font-weight="bold" officeooo:rsid="00b363ec" officeooo:paragraph-rsid="00b363ec" style:font-weight-asian="bold" style:font-weight-complex="bold"/>
    </style:style>
    <style:style style:name="P166" style:family="paragraph" style:parent-style-name="Preformatted_20_Text">
      <style:paragraph-properties fo:margin-top="0cm" fo:margin-bottom="0.499cm" loext:contextual-spacing="false"/>
      <style:text-properties fo:color="#444444" style:font-name="Helvetica Neue" fo:font-size="9pt" fo:font-style="normal" officeooo:paragraph-rsid="009048c4"/>
    </style:style>
    <style:style style:name="P167" style:family="paragraph" style:parent-style-name="Preformatted_20_Text">
      <style:paragraph-properties fo:margin-top="0cm" fo:margin-bottom="0.499cm" loext:contextual-spacing="false"/>
      <style:text-properties fo:color="#444444" style:font-name="Helvetica Neue" fo:font-size="9pt" fo:font-style="normal" officeooo:rsid="009160e0" officeooo:paragraph-rsid="009160e0"/>
    </style:style>
    <style:style style:name="P168" style:family="paragraph" style:parent-style-name="Preformatted_20_Text">
      <style:paragraph-properties fo:margin-top="0cm" fo:margin-bottom="0.499cm" loext:contextual-spacing="false"/>
      <style:text-properties fo:color="#444444" style:font-name="Helvetica Neue" fo:font-size="9pt" fo:font-style="normal" fo:font-weight="bold" officeooo:rsid="009685a8" officeooo:paragraph-rsid="009685a8" style:font-weight-asian="bold" style:font-weight-complex="bold"/>
    </style:style>
    <style:style style:name="P169" style:family="paragraph" style:parent-style-name="Preformatted_20_Text">
      <style:paragraph-properties fo:margin-top="0cm" fo:margin-bottom="0.499cm" loext:contextual-spacing="false"/>
      <style:text-properties fo:color="#444444" style:font-name="Helvetica Neue" fo:font-size="9pt" fo:font-style="normal" fo:font-weight="bold" officeooo:rsid="0098c894" officeooo:paragraph-rsid="0098c894" style:font-weight-asian="bold" style:font-weight-complex="bold"/>
    </style:style>
    <style:style style:name="P170" style:family="paragraph" style:parent-style-name="Preformatted_20_Text">
      <style:paragraph-properties fo:margin-top="0cm" fo:margin-bottom="0.499cm" loext:contextual-spacing="false"/>
      <style:text-properties fo:color="#444444" style:font-name="Helvetica Neue" fo:font-size="9pt" fo:font-style="normal" fo:font-weight="bold" officeooo:rsid="009905d9" officeooo:paragraph-rsid="009905d9" style:font-weight-asian="bold" style:font-weight-complex="bold"/>
    </style:style>
    <style:style style:name="P171" style:family="paragraph" style:parent-style-name="Preformatted_20_Text">
      <style:paragraph-properties fo:margin-top="0cm" fo:margin-bottom="0.499cm" loext:contextual-spacing="false"/>
      <style:text-properties fo:color="#444444" style:font-name="Helvetica Neue" fo:font-size="9pt" officeooo:paragraph-rsid="009048c4"/>
    </style:style>
    <style:style style:name="P172" style:family="paragraph" style:parent-style-name="Preformatted_20_Text">
      <style:paragraph-properties fo:margin-top="0cm" fo:margin-bottom="0.499cm" loext:contextual-spacing="false"/>
      <style:text-properties fo:color="#444444" style:font-name="Helvetica Neue" fo:font-size="9pt" officeooo:rsid="009048c4" officeooo:paragraph-rsid="009048c4"/>
    </style:style>
    <style:style style:name="P173" style:family="paragraph" style:parent-style-name="Preformatted_20_Text">
      <style:paragraph-properties fo:margin-top="0cm" fo:margin-bottom="0.499cm" loext:contextual-spacing="false"/>
      <style:text-properties fo:color="#444444" style:font-name="Helvetica Neue" fo:font-size="9pt" officeooo:paragraph-rsid="009160e0"/>
    </style:style>
    <style:style style:name="P174" style:family="paragraph" style:parent-style-name="Preformatted_20_Text">
      <style:paragraph-properties fo:margin-top="0cm" fo:margin-bottom="0.499cm" loext:contextual-spacing="false"/>
      <style:text-properties fo:color="#008000"/>
    </style:style>
    <style:style style:name="P175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/>
    </style:style>
    <style:style style:name="P17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17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846913"/>
    </style:style>
    <style:style style:name="P178" style:family="paragraph" style:parent-style-name="Preformatted_20_Text">
      <style:text-properties fo:color="#000000"/>
    </style:style>
    <style:style style:name="P179" style:family="paragraph" style:parent-style-name="Preformatted_20_Text">
      <style:text-properties fo:color="#000000" style:font-name="DejaVu Sans Mono" fo:font-size="9pt"/>
    </style:style>
    <style:style style:name="P180" style:family="paragraph" style:parent-style-name="Preformatted_20_Text">
      <style:text-properties fo:color="#000000" style:font-name="DejaVu Sans Mono" fo:font-size="9pt" officeooo:paragraph-rsid="00846913"/>
    </style:style>
    <style:style style:name="P181" style:family="paragraph" style:parent-style-name="Preformatted_20_Text">
      <style:text-properties fo:color="#008000"/>
    </style:style>
    <style:style style:name="P182" style:family="paragraph" style:parent-style-name="Preformatted_20_Text">
      <style:text-properties fo:color="#008000" style:font-name="DejaVu Sans Mono" fo:font-size="9pt" fo:font-weight="bold"/>
    </style:style>
    <style:style style:name="T1" style:family="text">
      <style:text-properties officeooo:rsid="000db69b"/>
    </style:style>
    <style:style style:name="T2" style:family="text">
      <style:text-properties fo:font-style="italic"/>
    </style:style>
    <style:style style:name="T3" style:family="text">
      <style:text-properties fo:font-style="italic" fo:font-weight="normal"/>
    </style:style>
    <style:style style:name="T4" style:family="text">
      <style:text-properties fo:font-style="italic" officeooo:rsid="00adaf7c"/>
    </style:style>
    <style:style style:name="T5" style:family="text">
      <style:text-properties fo:font-weight="bold"/>
    </style:style>
    <style:style style:name="T6" style:family="text">
      <style:text-properties fo:font-weight="bold" officeooo:rsid="0054b416"/>
    </style:style>
    <style:style style:name="T7" style:family="text">
      <style:text-properties fo:font-weight="bold" officeooo:rsid="0057d4d4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style:font-name="DejaVu Sans Mono" fo:font-size="9pt" fo:font-style="italic" fo:font-weight="bold" officeooo:rsid="000fd527"/>
    </style:style>
    <style:style style:name="T10" style:family="text">
      <style:text-properties fo:color="#660e7a" style:font-name="DejaVu Sans Mono" fo:font-style="italic" officeooo:rsid="00c2cc8a"/>
    </style:style>
    <style:style style:name="T11" style:family="text">
      <style:text-properties fo:color="#660e7a" style:font-name="DejaVu Sans Mono" fo:font-style="italic" officeooo:rsid="000fd527"/>
    </style:style>
    <style:style style:name="T12" style:family="text">
      <style:text-properties fo:color="#660e7a" style:font-name="DejaVu Sans Mono" fo:font-style="italic" officeooo:rsid="00c6b4c9"/>
    </style:style>
    <style:style style:name="T13" style:family="text">
      <style:text-properties fo:color="#660e7a" style:font-name="DejaVu Sans Mono" fo:font-style="italic" fo:font-weight="normal" officeooo:rsid="00c6b4c9"/>
    </style:style>
    <style:style style:name="T14" style:family="text">
      <style:text-properties fo:color="#660e7a" style:font-name="DejaVu Sans Mono" fo:font-style="italic" fo:font-weight="normal" officeooo:rsid="00c7725e"/>
    </style:style>
    <style:style style:name="T15" style:family="text">
      <style:text-properties fo:color="#660e7a" style:font-name="DejaVu Sans Mono" fo:font-style="italic" fo:font-weight="normal" officeooo:rsid="00c7725e" style:font-weight-asian="bold" style:font-weight-complex="bold"/>
    </style:style>
    <style:style style:name="T16" style:family="text">
      <style:text-properties fo:color="#660e7a" style:font-name="DejaVu Sans Mono" fo:font-style="italic" fo:font-weight="normal" officeooo:rsid="00c86ba1" style:font-weight-asian="bold" style:font-weight-complex="bold"/>
    </style:style>
    <style:style style:name="T17" style:family="text">
      <style:text-properties fo:color="#660e7a" style:font-name="DejaVu Sans Mono" fo:font-style="italic" fo:font-weight="normal" officeooo:rsid="00c9ac6f" style:font-weight-asian="bold" style:font-weight-complex="bold"/>
    </style:style>
    <style:style style:name="T18" style:family="text">
      <style:text-properties fo:color="#660e7a" style:font-name="DejaVu Sans Mono" fo:font-style="italic" fo:font-weight="normal" officeooo:rsid="00cb5e2d" style:font-weight-asian="bold" style:font-weight-complex="bold"/>
    </style:style>
    <style:style style:name="T19" style:family="text">
      <style:text-properties fo:color="#660e7a" style:font-name="DejaVu Sans Mono" fo:font-style="italic" officeooo:rsid="000fd527" style:font-weight-asian="bold" style:font-weight-complex="bold"/>
    </style:style>
    <style:style style:name="T20" style:family="text">
      <style:text-properties fo:color="#660e7a" style:font-name="DejaVu Sans Mono" fo:font-style="italic" officeooo:rsid="00c6b4c9" style:font-weight-asian="bold" style:font-weight-complex="bold"/>
    </style:style>
    <style:style style:name="T21" style:family="text">
      <style:text-properties fo:color="#660e7a" style:font-name="DejaVu Sans Mono" fo:font-style="italic" officeooo:rsid="00c7725e" style:font-weight-asian="bold" style:font-weight-complex="bold"/>
    </style:style>
    <style:style style:name="T22" style:family="text">
      <style:text-properties fo:color="#660e7a" style:font-name="DejaVu Sans Mono" fo:font-style="italic" officeooo:rsid="00c7725e"/>
    </style:style>
    <style:style style:name="T23" style:family="text">
      <style:text-properties fo:color="#000000" style:font-name="DejaVu Sans Mono" fo:font-size="9pt"/>
    </style:style>
    <style:style style:name="T24" style:family="text">
      <style:text-properties fo:color="#000000" style:font-name="DejaVu Sans Mono" fo:font-size="9pt" fo:font-weight="normal" style:font-weight-asian="normal" style:font-weight-complex="normal"/>
    </style:style>
    <style:style style:name="T25" style:family="text">
      <style:text-properties fo:color="#000000" fo:font-weight="bold" fo:background-color="#ffffff" loext:char-shading-value="0" style:font-weight-asian="bold" style:font-weight-complex="bold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officeooo:rsid="00adaf7c" style:font-weight-asian="bold" style:font-weight-complex="bold"/>
    </style:style>
    <style:style style:name="T28" style:family="text">
      <style:text-properties fo:color="#000000" officeooo:rsid="00b0732b" style:font-weight-asian="bold" style:font-weight-complex="bold"/>
    </style:style>
    <style:style style:name="T29" style:family="text">
      <style:text-properties officeooo:rsid="00126eed"/>
    </style:style>
    <style:style style:name="T30" style:family="text">
      <style:text-properties officeooo:rsid="0014f3d3"/>
    </style:style>
    <style:style style:name="T31" style:family="text">
      <style:text-properties officeooo:rsid="0016575b"/>
    </style:style>
    <style:style style:name="T32" style:family="text">
      <style:text-properties officeooo:rsid="0018079e"/>
    </style:style>
    <style:style style:name="T33" style:family="text">
      <style:text-properties officeooo:rsid="00185231"/>
    </style:style>
    <style:style style:name="T34" style:family="text">
      <style:text-properties fo:color="#008000"/>
    </style:style>
    <style:style style:name="T35" style:family="text">
      <style:text-properties fo:color="#008000" fo:font-weight="bold"/>
    </style:style>
    <style:style style:name="T36" style:family="text">
      <style:text-properties fo:color="#008000" fo:font-weight="bold" officeooo:rsid="0054b416"/>
    </style:style>
    <style:style style:name="T37" style:family="text">
      <style:text-properties fo:color="#008000" fo:font-weight="bold" officeooo:rsid="005fcd8f"/>
    </style:style>
    <style:style style:name="T38" style:family="text">
      <style:text-properties fo:color="#008000" fo:font-weight="bold" officeooo:rsid="0054b416" style:font-weight-asian="normal" style:font-weight-complex="normal"/>
    </style:style>
    <style:style style:name="T39" style:family="text">
      <style:text-properties fo:color="#008000" fo:font-weight="bold" officeooo:rsid="0062d2b5" style:font-weight-asian="normal" style:font-weight-complex="normal"/>
    </style:style>
    <style:style style:name="T40" style:family="text">
      <style:text-properties fo:color="#008000" style:font-name="DejaVu Sans Mono" fo:font-size="9pt" fo:font-weight="bold"/>
    </style:style>
    <style:style style:name="T41" style:family="text">
      <style:text-properties fo:color="#008000" style:font-name="DejaVu Sans Mono" fo:font-size="9pt" fo:font-weight="bold" officeooo:rsid="002b09f0"/>
    </style:style>
    <style:style style:name="T42" style:family="text">
      <style:text-properties fo:color="#008000" style:font-name="DejaVu Sans Mono" fo:font-size="9pt" fo:font-weight="bold" officeooo:rsid="000db69b"/>
    </style:style>
    <style:style style:name="T43" style:family="text">
      <style:text-properties fo:color="#008000" style:font-name="DejaVu Sans Mono" fo:font-size="9pt" fo:font-weight="bold" officeooo:rsid="002c4d7e"/>
    </style:style>
    <style:style style:name="T44" style:family="text">
      <style:text-properties fo:color="#008000" style:font-name="DejaVu Sans Mono" fo:font-size="9pt" fo:font-weight="bold" officeooo:rsid="002cdfe9"/>
    </style:style>
    <style:style style:name="T45" style:family="text">
      <style:text-properties fo:color="#008000" style:font-name="DejaVu Sans Mono" fo:font-size="9pt" fo:font-weight="bold" officeooo:rsid="002ee49f"/>
    </style:style>
    <style:style style:name="T46" style:family="text">
      <style:text-properties fo:color="#008000" style:font-name="DejaVu Sans Mono" fo:font-size="9pt" fo:font-weight="bold" officeooo:rsid="0037b75e"/>
    </style:style>
    <style:style style:name="T47" style:family="text">
      <style:text-properties fo:color="#008000" style:font-name="DejaVu Sans Mono" fo:font-size="9pt" fo:font-weight="bold" officeooo:rsid="0037b75e" style:font-weight-asian="normal" style:font-weight-complex="normal"/>
    </style:style>
    <style:style style:name="T48" style:family="text">
      <style:text-properties fo:color="#008000" style:font-name="DejaVu Sans Mono" fo:font-size="9pt" fo:font-weight="bold" officeooo:rsid="003d0fa9"/>
    </style:style>
    <style:style style:name="T49" style:family="text">
      <style:text-properties fo:color="#008000" style:font-name="DejaVu Sans Mono" fo:font-size="9pt" fo:font-weight="bold" officeooo:rsid="003ef4a0"/>
    </style:style>
    <style:style style:name="T50" style:family="text">
      <style:text-properties fo:color="#008000" style:font-name="DejaVu Sans Mono" fo:font-style="italic" fo:font-weight="bold"/>
    </style:style>
    <style:style style:name="T51" style:family="text">
      <style:text-properties fo:color="#008000" style:font-name="DejaVu Sans Mono" fo:font-style="italic" fo:font-weight="bold" officeooo:rsid="00c7725e" style:font-weight-asian="bold" style:font-weight-complex="bold"/>
    </style:style>
    <style:style style:name="T52" style:family="text">
      <style:text-properties fo:color="#008000" fo:font-style="italic" fo:font-weight="bold"/>
    </style:style>
    <style:style style:name="T53" style:family="text">
      <style:text-properties fo:color="#008000" fo:font-style="italic" officeooo:rsid="00adaf7c"/>
    </style:style>
    <style:style style:name="T54" style:family="text">
      <style:text-properties fo:color="#008000" style:font-name="Helvetica Neue"/>
    </style:style>
    <style:style style:name="T55" style:family="text">
      <style:text-properties fo:color="#008000" style:font-name="Helvetica Neue" fo:font-weight="bold" officeooo:rsid="00bc07db"/>
    </style:style>
    <style:style style:name="T56" style:family="text">
      <style:text-properties fo:color="#008000" officeooo:rsid="00899bdb"/>
    </style:style>
    <style:style style:name="T57" style:family="text">
      <style:text-properties officeooo:rsid="0019b098"/>
    </style:style>
    <style:style style:name="T58" style:family="text">
      <style:text-properties officeooo:rsid="001a3922"/>
    </style:style>
    <style:style style:name="T59" style:family="text">
      <style:text-properties officeooo:rsid="001cd99f"/>
    </style:style>
    <style:style style:name="T60" style:family="text">
      <style:text-properties officeooo:rsid="001ef138"/>
    </style:style>
    <style:style style:name="T61" style:family="text">
      <style:text-properties officeooo:rsid="001f8f9a"/>
    </style:style>
    <style:style style:name="T62" style:family="text">
      <style:text-properties officeooo:rsid="0020dee7"/>
    </style:style>
    <style:style style:name="T63" style:family="text">
      <style:text-properties fo:font-weight="normal"/>
    </style:style>
    <style:style style:name="T64" style:family="text">
      <style:text-properties fo:font-weight="normal" officeooo:rsid="004fa6b8" style:font-weight-asian="normal" style:font-weight-complex="normal"/>
    </style:style>
    <style:style style:name="T65" style:family="text">
      <style:text-properties fo:font-weight="normal" officeooo:rsid="0051358f" style:font-weight-asian="normal" style:font-weight-complex="normal"/>
    </style:style>
    <style:style style:name="T66" style:family="text">
      <style:text-properties fo:font-weight="normal" officeooo:rsid="00899bdb"/>
    </style:style>
    <style:style style:name="T67" style:family="text">
      <style:text-properties fo:font-weight="normal" officeooo:rsid="00b0732b" style:font-weight-asian="bold" style:font-weight-complex="bold"/>
    </style:style>
    <style:style style:name="T68" style:family="text">
      <style:text-properties fo:font-weight="normal" officeooo:rsid="00c2cc8a"/>
    </style:style>
    <style:style style:name="T69" style:family="text">
      <style:text-properties officeooo:rsid="0026e840"/>
    </style:style>
    <style:style style:name="T70" style:family="text">
      <style:text-properties officeooo:rsid="0029cfea"/>
    </style:style>
    <style:style style:name="T71" style:family="text">
      <style:text-properties fo:color="#000043"/>
    </style:style>
    <style:style style:name="T72" style:family="text">
      <style:text-properties fo:color="#000043" fo:font-weight="bold"/>
    </style:style>
    <style:style style:name="T73" style:family="text">
      <style:text-properties fo:color="#000043" fo:font-weight="bold" officeooo:rsid="0054b416"/>
    </style:style>
    <style:style style:name="T74" style:family="text">
      <style:text-properties fo:color="#000043" style:font-name="DejaVu Sans Mono" fo:font-size="9pt" fo:font-weight="bold" officeooo:rsid="002b09f0"/>
    </style:style>
    <style:style style:name="T75" style:family="text">
      <style:text-properties fo:color="#000043" style:font-name="DejaVu Sans Mono" fo:font-style="italic" fo:font-weight="bold"/>
    </style:style>
    <style:style style:name="T76" style:family="text">
      <style:text-properties fo:color="#000043" fo:font-style="italic" fo:font-weight="bold"/>
    </style:style>
    <style:style style:name="T77" style:family="text">
      <style:text-properties fo:color="#000043" fo:font-style="italic" fo:font-weight="bold" officeooo:rsid="0051358f"/>
    </style:style>
    <style:style style:name="T78" style:family="text">
      <style:text-properties fo:color="#000043" fo:font-style="italic" officeooo:rsid="00adaf7c"/>
    </style:style>
    <style:style style:name="T79" style:family="text">
      <style:text-properties fo:color="#000043" style:font-name="Helvetica Neue"/>
    </style:style>
    <style:style style:name="T80" style:family="text">
      <style:text-properties fo:color="#000043" officeooo:rsid="00899bdb"/>
    </style:style>
    <style:style style:name="T81" style:family="text">
      <style:text-properties style:font-name="DejaVu Sans Mono" fo:font-size="9pt"/>
    </style:style>
    <style:style style:name="T82" style:family="text">
      <style:text-properties style:font-name="DejaVu Sans Mono" fo:font-size="9pt" fo:font-weight="bold"/>
    </style:style>
    <style:style style:name="T83" style:family="text">
      <style:text-properties style:font-name="DejaVu Sans Mono" fo:font-size="9pt" fo:font-weight="bold" officeooo:rsid="002ee49f"/>
    </style:style>
    <style:style style:name="T84" style:family="text">
      <style:text-properties style:font-name="DejaVu Sans Mono" fo:font-size="9pt" fo:font-weight="bold" officeooo:rsid="00325df4"/>
    </style:style>
    <style:style style:name="T85" style:family="text">
      <style:text-properties style:font-name="DejaVu Sans Mono" fo:font-size="9pt" fo:font-weight="bold" officeooo:rsid="00330885"/>
    </style:style>
    <style:style style:name="T86" style:family="text">
      <style:text-properties style:font-name="DejaVu Sans Mono" fo:font-size="9pt" fo:font-weight="bold" officeooo:rsid="0034b8cf"/>
    </style:style>
    <style:style style:name="T87" style:family="text">
      <style:text-properties style:font-name="DejaVu Sans Mono" fo:font-size="9pt" fo:font-weight="bold" officeooo:rsid="0035a53b"/>
    </style:style>
    <style:style style:name="T88" style:family="text">
      <style:text-properties style:font-name="DejaVu Sans Mono" fo:font-size="9pt" fo:font-weight="bold" officeooo:rsid="003682ee"/>
    </style:style>
    <style:style style:name="T89" style:family="text">
      <style:text-properties style:font-name="DejaVu Sans Mono" fo:font-size="9pt" officeooo:rsid="0034b8cf"/>
    </style:style>
    <style:style style:name="T90" style:family="text">
      <style:text-properties style:font-name="DejaVu Sans Mono" fo:font-size="9pt" officeooo:rsid="0034da20"/>
    </style:style>
    <style:style style:name="T91" style:family="text">
      <style:text-properties style:font-name="DejaVu Sans Mono" fo:font-size="9pt" officeooo:rsid="00325df4"/>
    </style:style>
    <style:style style:name="T92" style:family="text">
      <style:text-properties style:font-name="DejaVu Sans Mono" fo:font-size="9pt" officeooo:rsid="0037b75e"/>
    </style:style>
    <style:style style:name="T93" style:family="text">
      <style:text-properties style:font-name="DejaVu Sans Mono" fo:font-size="9pt" officeooo:rsid="003a5665"/>
    </style:style>
    <style:style style:name="T94" style:family="text">
      <style:text-properties style:font-name="DejaVu Sans Mono" fo:font-size="9pt" officeooo:rsid="003c45b0"/>
    </style:style>
    <style:style style:name="T95" style:family="text">
      <style:text-properties style:font-name="DejaVu Sans Mono" fo:font-size="9pt" fo:font-weight="normal" officeooo:rsid="0037b75e" style:font-weight-asian="normal" style:font-weight-complex="normal"/>
    </style:style>
    <style:style style:name="T96" style:family="text">
      <style:text-properties style:font-name="DejaVu Sans Mono" fo:font-size="9pt" fo:font-weight="normal" officeooo:rsid="003ef4a0" style:font-weight-asian="normal" style:font-weight-complex="normal"/>
    </style:style>
    <style:style style:name="T97" style:family="text">
      <style:text-properties style:font-name="DejaVu Sans Mono" fo:font-size="9pt" officeooo:rsid="0037b75e" style:font-weight-asian="normal" style:font-weight-complex="normal"/>
    </style:style>
    <style:style style:name="T98" style:family="text">
      <style:text-properties style:font-name="DejaVu Sans Mono" fo:font-size="9pt" officeooo:rsid="003cd927" style:font-weight-asian="normal" style:font-weight-complex="normal"/>
    </style:style>
    <style:style style:name="T99" style:family="text">
      <style:text-properties style:font-name="DejaVu Sans Mono" fo:font-size="9pt" officeooo:rsid="003ef4a0"/>
    </style:style>
    <style:style style:name="T100" style:family="text">
      <style:text-properties style:font-name="DejaVu Sans Mono" fo:font-style="italic"/>
    </style:style>
    <style:style style:name="T101" style:family="text">
      <style:text-properties style:font-name="DejaVu Sans Mono" fo:font-style="italic" officeooo:rsid="0042f17d"/>
    </style:style>
    <style:style style:name="T102" style:family="text">
      <style:text-properties style:font-name="DejaVu Sans Mono" fo:font-style="italic" officeooo:rsid="005fcd8f"/>
    </style:style>
    <style:style style:name="T103" style:family="text">
      <style:text-properties style:font-name="DejaVu Sans Mono" fo:font-style="italic" officeooo:rsid="00adaf7c"/>
    </style:style>
    <style:style style:name="T104" style:family="text">
      <style:text-properties style:font-name="DejaVu Sans Mono" fo:font-style="italic" officeooo:rsid="000fd527"/>
    </style:style>
    <style:style style:name="T105" style:family="text">
      <style:text-properties style:font-name="DejaVu Sans Mono" fo:font-style="italic" officeooo:rsid="00c5278c"/>
    </style:style>
    <style:style style:name="T106" style:family="text">
      <style:text-properties style:font-name="DejaVu Sans Mono" fo:font-style="italic" officeooo:rsid="000fd527" style:font-weight-asian="bold" style:font-weight-complex="bold"/>
    </style:style>
    <style:style style:name="T107" style:family="text">
      <style:text-properties style:font-name="DejaVu Sans Mono" fo:font-style="italic" officeooo:rsid="00c6b4c9" style:font-weight-asian="bold" style:font-weight-complex="bold"/>
    </style:style>
    <style:style style:name="T108" style:family="text">
      <style:text-properties style:font-name="DejaVu Sans Mono" fo:font-style="italic" fo:font-weight="normal" officeooo:rsid="00c6b4c9"/>
    </style:style>
    <style:style style:name="T109" style:family="text">
      <style:text-properties style:font-name="DejaVu Sans Mono" fo:font-style="italic" officeooo:rsid="00c6b4c9"/>
    </style:style>
    <style:style style:name="T110" style:family="text">
      <style:text-properties fo:color="#808080" style:font-name="DejaVu Sans Mono" fo:font-size="9pt" fo:font-style="italic" fo:font-weight="bold"/>
    </style:style>
    <style:style style:name="T111" style:family="text">
      <style:text-properties fo:color="#808080" style:font-name="DejaVu Sans Mono" fo:font-size="9pt" fo:font-style="italic" fo:font-weight="bold" officeooo:rsid="00325df4"/>
    </style:style>
    <style:style style:name="T112" style:family="text">
      <style:text-properties fo:color="#808080" style:font-name="DejaVu Sans Mono" fo:font-size="9pt" fo:font-style="italic" fo:font-weight="bold" officeooo:rsid="00422960"/>
    </style:style>
    <style:style style:name="T113" style:family="text">
      <style:text-properties fo:color="#808080" style:font-name="DejaVu Sans Mono" fo:font-size="9pt" fo:font-style="italic" officeooo:rsid="0037b75e"/>
    </style:style>
    <style:style style:name="T114" style:family="text">
      <style:text-properties fo:color="#808080" style:font-name="DejaVu Sans Mono" fo:font-size="9pt" fo:font-style="italic" officeooo:rsid="00402c94"/>
    </style:style>
    <style:style style:name="T115" style:family="text">
      <style:text-properties fo:color="#808080" style:font-name="DejaVu Sans Mono" fo:font-size="9pt" fo:font-style="italic" officeooo:rsid="00422960"/>
    </style:style>
    <style:style style:name="T116" style:family="text">
      <style:text-properties fo:color="#808080" style:font-name="DejaVu Sans Mono" fo:font-size="9pt" fo:font-style="italic" officeooo:rsid="0042f17d"/>
    </style:style>
    <style:style style:name="T117" style:family="text">
      <style:text-properties fo:color="#808080" style:font-name="DejaVu Sans Mono" fo:font-size="9pt" fo:font-style="italic" officeooo:rsid="00443d17"/>
    </style:style>
    <style:style style:name="T118" style:family="text">
      <style:text-properties fo:color="#808080" style:font-name="DejaVu Sans Mono" fo:font-size="9pt" fo:font-style="italic" officeooo:rsid="0044977d"/>
    </style:style>
    <style:style style:name="T119" style:family="text">
      <style:text-properties fo:color="#808080" style:font-name="DejaVu Sans Mono" fo:font-size="9pt" fo:font-style="italic" officeooo:rsid="00460c8e"/>
    </style:style>
    <style:style style:name="T120" style:family="text">
      <style:text-properties fo:color="#808080" style:font-name="DejaVu Sans Mono" fo:font-style="italic"/>
    </style:style>
    <style:style style:name="T121" style:family="text">
      <style:text-properties fo:color="#808080" style:font-name="DejaVu Sans Mono" fo:font-style="italic" fo:font-weight="normal"/>
    </style:style>
    <style:style style:name="T122" style:family="text">
      <style:text-properties fo:color="#808080" style:font-name="DejaVu Sans Mono" fo:font-style="italic" fo:font-weight="normal" officeooo:rsid="009048c4"/>
    </style:style>
    <style:style style:name="T123" style:family="text">
      <style:text-properties fo:color="#808080" style:font-name="DejaVu Sans Mono" fo:font-style="italic" fo:font-weight="normal" officeooo:rsid="009160e0"/>
    </style:style>
    <style:style style:name="T124" style:family="text">
      <style:text-properties fo:color="#808080" fo:font-style="italic"/>
    </style:style>
    <style:style style:name="T125" style:family="text">
      <style:text-properties fo:color="#808080" fo:font-style="italic" officeooo:rsid="0051358f"/>
    </style:style>
    <style:style style:name="T126" style:family="text">
      <style:text-properties fo:color="#808080" fo:font-style="italic" fo:font-weight="normal"/>
    </style:style>
    <style:style style:name="T127" style:family="text">
      <style:text-properties officeooo:rsid="0048b76a"/>
    </style:style>
    <style:style style:name="T128" style:family="text">
      <style:text-properties officeooo:rsid="004c0e67"/>
    </style:style>
    <style:style style:name="T129" style:family="text">
      <style:text-properties officeooo:rsid="004f861d"/>
    </style:style>
    <style:style style:name="T130" style:family="text">
      <style:text-properties officeooo:rsid="0051998f"/>
    </style:style>
    <style:style style:name="T131" style:family="text">
      <style:text-properties fo:font-variant="normal" fo:text-transform="none" fo:color="#444444" style:font-name="Helvetica Neue" fo:letter-spacing="normal" fo:font-style="normal" fo:font-weight="bold"/>
    </style:style>
    <style:style style:name="T132" style:family="text">
      <style:text-properties fo:font-variant="normal" fo:text-transform="none" fo:color="#444444" style:font-name="Helvetica Neue" fo:letter-spacing="normal" fo:font-style="normal" fo:font-weight="bold" officeooo:rsid="00551808"/>
    </style:style>
    <style:style style:name="T133" style:family="text">
      <style:text-properties fo:font-variant="normal" fo:text-transform="none" fo:color="#444444" style:font-name="Helvetica Neue" fo:letter-spacing="normal" fo:font-style="normal" fo:font-weight="bold" officeooo:rsid="00bbb168" style:font-weight-asian="bold" style:font-weight-complex="bold"/>
    </style:style>
    <style:style style:name="T134" style:family="text">
      <style:text-properties fo:font-variant="normal" fo:text-transform="none" fo:color="#444444" style:font-name="Helvetica Neue" fo:letter-spacing="normal" fo:font-style="normal" fo:font-weight="bold" officeooo:rsid="00bc07db" style:font-weight-asian="bold" style:font-weight-complex="bold"/>
    </style:style>
    <style:style style:name="T135" style:family="text">
      <style:text-properties fo:font-variant="normal" fo:text-transform="none" fo:color="#444444" style:font-name="Helvetica Neue" fo:letter-spacing="normal" fo:font-style="normal" fo:font-weight="normal" officeooo:rsid="00ba9369" style:font-weight-asian="bold" style:font-weight-complex="bold"/>
    </style:style>
    <style:style style:name="T136" style:family="text">
      <style:text-properties fo:font-variant="normal" fo:text-transform="none" fo:color="#444444" style:font-name="Helvetica Neue" fo:letter-spacing="normal" fo:font-style="normal" fo:font-weight="normal" officeooo:rsid="00c1b740" style:font-weight-asian="bold" style:font-weight-complex="bold"/>
    </style:style>
    <style:style style:name="T137" style:family="text">
      <style:text-properties fo:font-variant="normal" fo:text-transform="none" fo:color="#444444" style:font-name="Helvetica Neue" fo:letter-spacing="normal" fo:font-weight="bold" officeooo:rsid="00bbb168" style:font-weight-asian="bold" style:font-weight-complex="bold"/>
    </style:style>
    <style:style style:name="T138" style:family="text">
      <style:text-properties fo:font-variant="normal" fo:text-transform="none" fo:color="#444444" style:font-name="Helvetica Neue" fo:letter-spacing="normal" fo:font-weight="bold" officeooo:rsid="00bc07db" style:font-weight-asian="bold" style:font-weight-complex="bold"/>
    </style:style>
    <style:style style:name="T139" style:family="text">
      <style:text-properties fo:font-variant="normal" fo:text-transform="none" fo:color="#444444" style:font-name="Helvetica Neue" fo:letter-spacing="normal" fo:font-weight="bold" officeooo:rsid="00bc7331" style:font-weight-asian="bold" style:font-weight-complex="bold"/>
    </style:style>
    <style:style style:name="T140" style:family="text">
      <style:text-properties fo:font-variant="normal" fo:text-transform="none" fo:color="#444444" style:font-name="Helvetica Neue" fo:font-size="9pt" fo:letter-spacing="normal" fo:font-style="normal" officeooo:rsid="007606ec"/>
    </style:style>
    <style:style style:name="T141" style:family="text">
      <style:text-properties fo:font-variant="normal" fo:text-transform="none" fo:color="#008000" style:font-name="Helvetica Neue" fo:letter-spacing="normal" fo:font-style="normal" fo:font-weight="bold" officeooo:rsid="0062d2b5"/>
    </style:style>
    <style:style style:name="T142" style:family="text">
      <style:text-properties fo:font-variant="normal" fo:text-transform="none" fo:color="#008000" style:font-name="Helvetica Neue" fo:letter-spacing="normal" fo:font-style="normal" fo:font-weight="bold" officeooo:rsid="006bca28" style:font-weight-asian="normal" style:font-weight-complex="normal"/>
    </style:style>
    <style:style style:name="T143" style:family="text">
      <style:text-properties fo:font-variant="normal" fo:text-transform="none" fo:color="#008000" style:font-name="Helvetica Neue" fo:font-size="9pt" fo:letter-spacing="normal" fo:font-style="normal" fo:font-weight="bold" officeooo:rsid="0064bf58" style:font-weight-asian="normal" style:font-weight-complex="normal"/>
    </style:style>
    <style:style style:name="T144" style:family="text">
      <style:text-properties fo:font-variant="normal" fo:text-transform="none" fo:color="#008000" fo:letter-spacing="normal" fo:font-style="normal" fo:font-weight="bold" officeooo:rsid="007e5e6c" style:font-weight-asian="bold" style:font-weight-complex="bold"/>
    </style:style>
    <style:style style:name="T145" style:family="text">
      <style:text-properties fo:font-variant="normal" fo:text-transform="none" fo:color="#008000" fo:letter-spacing="normal" fo:font-style="italic"/>
    </style:style>
    <style:style style:name="T146" style:family="text">
      <style:text-properties fo:font-variant="normal" fo:text-transform="none" fo:color="#008000" fo:letter-spacing="normal" fo:font-style="italic" fo:font-weight="bold" officeooo:rsid="00c7725e" style:font-weight-asian="bold" style:font-weight-complex="bold"/>
    </style:style>
    <style:style style:name="T147" style:family="text">
      <style:text-properties fo:font-variant="normal" fo:text-transform="none" fo:color="#008000" style:font-name="DejaVu Sans Mono" fo:letter-spacing="normal" fo:font-weight="bold" officeooo:rsid="009048c4" style:font-weight-asian="bold" style:font-weight-complex="bold"/>
    </style:style>
    <style:style style:name="T148" style:family="text">
      <style:text-properties fo:font-variant="normal" fo:text-transform="none" style:font-name="Helvetica Neue" fo:letter-spacing="normal" fo:font-style="normal" fo:font-weight="bold" style:font-weight-asian="normal" style:font-weight-complex="normal"/>
    </style:style>
    <style:style style:name="T149" style:family="text">
      <style:text-properties fo:font-variant="normal" fo:text-transform="none" style:font-name="Helvetica Neue" fo:letter-spacing="normal" fo:font-style="normal" fo:font-weight="bold" officeooo:rsid="0062d2b5" style:font-weight-asian="normal" style:font-weight-complex="normal"/>
    </style:style>
    <style:style style:name="T150" style:family="text">
      <style:text-properties fo:font-variant="normal" fo:text-transform="none" style:font-name="Helvetica Neue" fo:letter-spacing="normal" fo:font-style="normal" fo:font-weight="bold" officeooo:rsid="00637995" style:font-weight-asian="normal" style:font-weight-complex="normal"/>
    </style:style>
    <style:style style:name="T151" style:family="text">
      <style:text-properties fo:font-variant="normal" fo:text-transform="none" style:font-name="Helvetica Neue" fo:letter-spacing="normal" fo:font-style="normal" fo:font-weight="bold" officeooo:rsid="0064bf58" style:font-weight-asian="normal" style:font-weight-complex="normal"/>
    </style:style>
    <style:style style:name="T152" style:family="text">
      <style:text-properties fo:font-variant="normal" fo:text-transform="none" style:font-name="Helvetica Neue" fo:letter-spacing="normal" fo:font-style="normal" fo:font-weight="bold" officeooo:rsid="00681427" style:font-weight-asian="normal" style:font-weight-complex="normal"/>
    </style:style>
    <style:style style:name="T153" style:family="text">
      <style:text-properties fo:font-variant="normal" fo:text-transform="none" style:font-name="Helvetica Neue" fo:letter-spacing="normal" fo:font-style="normal" fo:font-weight="bold" officeooo:rsid="00683bb2" style:font-weight-asian="normal" style:font-weight-complex="normal"/>
    </style:style>
    <style:style style:name="T154" style:family="text">
      <style:text-properties fo:font-variant="normal" fo:text-transform="none" style:font-name="Helvetica Neue" fo:letter-spacing="normal" fo:font-style="normal" fo:font-weight="bold" officeooo:rsid="006bca28" style:font-weight-asian="normal" style:font-weight-complex="normal"/>
    </style:style>
    <style:style style:name="T155" style:family="text">
      <style:text-properties fo:font-variant="normal" fo:text-transform="none" style:font-name="Helvetica Neue" fo:letter-spacing="normal" fo:font-style="normal" fo:font-weight="bold" officeooo:rsid="006c382f" style:font-weight-asian="normal" style:font-weight-complex="normal"/>
    </style:style>
    <style:style style:name="T156" style:family="text">
      <style:text-properties fo:font-variant="normal" fo:text-transform="none" style:font-name="Helvetica Neue" fo:letter-spacing="normal" fo:font-style="normal" officeooo:rsid="006c382f" style:font-weight-asian="normal" style:font-weight-complex="normal"/>
    </style:style>
    <style:style style:name="T157" style:family="text">
      <style:text-properties fo:font-variant="normal" fo:text-transform="none" style:font-name="Helvetica Neue" fo:letter-spacing="normal" fo:font-style="normal" officeooo:rsid="006c6e33" style:font-weight-asian="normal" style:font-weight-complex="normal"/>
    </style:style>
    <style:style style:name="T158" style:family="text">
      <style:text-properties fo:font-variant="normal" fo:text-transform="none" style:font-name="Helvetica Neue" fo:letter-spacing="normal" fo:font-style="normal" officeooo:rsid="0070fd6a" style:font-weight-asian="normal" style:font-weight-complex="normal"/>
    </style:style>
    <style:style style:name="T159" style:family="text">
      <style:text-properties fo:font-variant="normal" fo:text-transform="none" style:font-name="Helvetica Neue" fo:letter-spacing="normal" fo:font-style="normal" fo:font-weight="normal" officeooo:rsid="006c382f" style:font-weight-asian="normal" style:font-weight-complex="normal"/>
    </style:style>
    <style:style style:name="T160" style:family="text">
      <style:text-properties fo:font-variant="normal" fo:text-transform="none" style:font-name="Helvetica Neue" fo:font-size="9pt" fo:letter-spacing="normal" fo:font-style="normal" fo:font-weight="bold" officeooo:rsid="0064bf58" style:font-weight-asian="normal" style:font-weight-complex="normal"/>
    </style:style>
    <style:style style:name="T161" style:family="text">
      <style:text-properties fo:font-variant="normal" fo:text-transform="none" fo:color="#808080" style:font-name="Helvetica Neue" fo:letter-spacing="normal" fo:font-style="normal" fo:font-weight="bold" officeooo:rsid="006c382f" style:font-weight-asian="normal" style:font-weight-complex="normal"/>
    </style:style>
    <style:style style:name="T162" style:family="text">
      <style:text-properties fo:font-variant="normal" fo:text-transform="none" fo:color="#808080" style:font-name="DejaVu Sans Mono" fo:letter-spacing="normal" fo:font-style="italic"/>
    </style:style>
    <style:style style:name="T163" style:family="text">
      <style:text-properties fo:font-variant="normal" fo:text-transform="none" fo:color="#808080" fo:letter-spacing="normal" fo:font-style="italic"/>
    </style:style>
    <style:style style:name="T164" style:family="text">
      <style:text-properties fo:font-variant="normal" fo:text-transform="none" fo:color="#000000" style:font-name="Helvetica Neue" fo:letter-spacing="normal" fo:font-style="normal" officeooo:rsid="006c382f" style:font-weight-asian="normal" style:font-weight-complex="normal"/>
    </style:style>
    <style:style style:name="T165" style:family="text">
      <style:text-properties fo:font-variant="normal" fo:text-transform="none" fo:color="#000000" style:font-name="Helvetica Neue" fo:letter-spacing="normal" fo:font-style="normal" fo:font-weight="bold" officeooo:rsid="006c382f" style:font-weight-asian="normal" style:font-weight-complex="normal"/>
    </style:style>
    <style:style style:name="T166" style:family="text">
      <style:text-properties fo:font-variant="normal" fo:text-transform="none" fo:color="#000000" style:font-name="Helvetica Neue" fo:letter-spacing="normal" fo:font-style="normal" fo:font-weight="normal" officeooo:rsid="006c382f" style:font-weight-asian="normal" style:font-weight-complex="normal"/>
    </style:style>
    <style:style style:name="T167" style:family="text">
      <style:text-properties fo:font-variant="normal" fo:text-transform="none" fo:color="#000000" style:font-name="Helvetica Neue" fo:letter-spacing="normal" fo:font-weight="bold" officeooo:rsid="00bc07db" style:font-weight-asian="bold" style:font-weight-complex="bold"/>
    </style:style>
    <style:style style:name="T168" style:family="text">
      <style:text-properties fo:font-variant="normal" fo:text-transform="none" fo:color="#000000" style:font-name="DejaVu Sans Mono" fo:letter-spacing="normal" fo:font-weight="normal" officeooo:rsid="009048c4" style:font-weight-asian="bold" style:font-weight-complex="bold"/>
    </style:style>
    <style:style style:name="T169" style:family="text">
      <style:text-properties fo:font-variant="normal" fo:text-transform="none" fo:color="#000000" style:font-name="DejaVu Sans Mono" fo:letter-spacing="normal" fo:font-style="normal" fo:font-weight="normal" style:font-weight-asian="bold" style:font-weight-complex="bold"/>
    </style:style>
    <style:style style:name="T170" style:family="text">
      <style:text-properties fo:font-variant="normal" fo:text-transform="none" fo:color="#000043" style:font-name="Helvetica Neue" fo:letter-spacing="normal" fo:font-style="normal" fo:font-weight="normal" officeooo:rsid="006c382f" style:font-weight-asian="normal" style:font-weight-complex="normal"/>
    </style:style>
    <style:style style:name="T171" style:family="text">
      <style:text-properties fo:font-variant="normal" fo:text-transform="none" fo:letter-spacing="normal"/>
    </style:style>
    <style:style style:name="T172" style:family="text">
      <style:text-properties fo:font-variant="normal" fo:text-transform="none" fo:letter-spacing="normal" fo:font-style="normal" fo:font-weight="bold" officeooo:rsid="007e5e6c" style:font-weight-asian="bold" style:font-weight-complex="bold"/>
    </style:style>
    <style:style style:name="T173" style:family="text">
      <style:text-properties fo:font-variant="normal" fo:text-transform="none" fo:letter-spacing="normal" fo:font-style="normal" fo:font-weight="normal" officeooo:rsid="009048c4" style:font-weight-asian="bold" style:font-weight-complex="bold"/>
    </style:style>
    <style:style style:name="T174" style:family="text">
      <style:text-properties fo:font-variant="normal" fo:text-transform="none" fo:letter-spacing="normal" fo:font-weight="normal" officeooo:rsid="009048c4" style:font-weight-asian="bold" style:font-weight-complex="bold"/>
    </style:style>
    <style:style style:name="T175" style:family="text">
      <style:text-properties fo:font-variant="normal" fo:text-transform="none" fo:letter-spacing="normal" officeooo:rsid="00864e3e"/>
    </style:style>
    <style:style style:name="T176" style:family="text">
      <style:text-properties fo:font-variant="normal" fo:text-transform="none" fo:letter-spacing="normal" officeooo:rsid="00adaf7c"/>
    </style:style>
    <style:style style:name="T177" style:family="text">
      <style:text-properties fo:font-variant="normal" fo:text-transform="none" fo:letter-spacing="normal" officeooo:rsid="00adaf7c" style:font-weight-asian="bold" style:font-weight-complex="bold"/>
    </style:style>
    <style:style style:name="T178" style:family="text">
      <style:text-properties fo:font-variant="normal" fo:text-transform="none" style:font-name="DejaVu Sans Mono" fo:letter-spacing="normal" fo:font-style="italic"/>
    </style:style>
    <style:style style:name="T179" style:family="text">
      <style:text-properties fo:font-variant="normal" fo:text-transform="none" fo:color="#660e7a" style:font-name="DejaVu Sans Mono" fo:letter-spacing="normal" fo:font-style="italic" fo:font-weight="normal" officeooo:rsid="00c7725e" style:font-weight-asian="bold" style:font-weight-complex="bold"/>
    </style:style>
    <style:style style:name="T180" style:family="text">
      <style:text-properties fo:font-variant="normal" fo:text-transform="none" fo:color="#660e7a" fo:letter-spacing="normal" fo:font-style="italic" fo:font-weight="normal" officeooo:rsid="00c7725e" style:font-weight-asian="bold" style:font-weight-complex="bold"/>
    </style:style>
    <style:style style:name="T181" style:family="text">
      <style:text-properties officeooo:rsid="00599644"/>
    </style:style>
    <style:style style:name="T182" style:family="text">
      <style:text-properties officeooo:rsid="005c3a8d"/>
    </style:style>
    <style:style style:name="T183" style:family="text">
      <style:text-properties officeooo:rsid="0070fd6a"/>
    </style:style>
    <style:style style:name="T184" style:family="text">
      <style:text-properties officeooo:rsid="0072362b"/>
    </style:style>
    <style:style style:name="T185" style:family="text">
      <style:text-properties fo:color="#444444" style:font-name="Helvetica Neue"/>
    </style:style>
    <style:style style:name="T186" style:family="text">
      <style:text-properties fo:color="#444444" style:font-name="Helvetica Neue" officeooo:rsid="00551808"/>
    </style:style>
    <style:style style:name="T187" style:family="text">
      <style:text-properties fo:color="#444444" style:font-name="Helvetica Neue" fo:font-weight="normal"/>
    </style:style>
    <style:style style:name="T188" style:family="text">
      <style:text-properties fo:color="#444444" style:font-name="Helvetica Neue" fo:font-weight="normal" officeooo:rsid="00ba9369" style:font-weight-asian="bold" style:font-weight-complex="bold"/>
    </style:style>
    <style:style style:name="T189" style:family="text">
      <style:text-properties fo:color="#444444" style:font-name="Helvetica Neue" fo:font-weight="normal" officeooo:rsid="00ba9369"/>
    </style:style>
    <style:style style:name="T190" style:family="text">
      <style:text-properties fo:color="#444444" style:font-name="Helvetica Neue" fo:font-weight="normal" officeooo:rsid="00c1b740"/>
    </style:style>
    <style:style style:name="T191" style:family="text">
      <style:text-properties fo:color="#444444" style:font-name="Helvetica Neue" officeooo:rsid="00ba9369" style:font-weight-asian="bold" style:font-weight-complex="bold"/>
    </style:style>
    <style:style style:name="T192" style:family="text">
      <style:text-properties fo:color="#444444" style:font-name="Helvetica Neue" officeooo:rsid="00ba9369"/>
    </style:style>
    <style:style style:name="T193" style:family="text">
      <style:text-properties fo:color="#444444" style:font-name="Helvetica Neue" officeooo:rsid="00bbb168"/>
    </style:style>
    <style:style style:name="T194" style:family="text">
      <style:text-properties fo:color="#444444" style:font-name="Helvetica Neue" fo:font-style="italic" officeooo:rsid="00bbb168"/>
    </style:style>
    <style:style style:name="T195" style:family="text">
      <style:text-properties fo:color="#444444" style:font-name="Helvetica Neue" officeooo:rsid="00bc07db"/>
    </style:style>
    <style:style style:name="T196" style:family="text">
      <style:text-properties officeooo:rsid="007e5e6c"/>
    </style:style>
    <style:style style:name="T197" style:family="text">
      <style:text-properties officeooo:rsid="00817d9e"/>
    </style:style>
    <style:style style:name="T198" style:family="text">
      <style:text-properties officeooo:rsid="00c2b540" style:font-weight-asian="bold" style:font-weight-complex="bold"/>
    </style:style>
    <style:style style:name="T199" style:family="text">
      <style:text-properties officeooo:rsid="00899bdb"/>
    </style:style>
    <style:style style:name="T200" style:family="text">
      <style:text-properties officeooo:rsid="008aed59"/>
    </style:style>
    <style:style style:name="T201" style:family="text">
      <style:text-properties fo:color="#0000ff" style:font-name="DejaVu Sans Mono" fo:font-style="italic" fo:font-weight="normal"/>
    </style:style>
    <style:style style:name="T202" style:family="text">
      <style:text-properties officeooo:rsid="00a6eb33"/>
    </style:style>
    <style:style style:name="T203" style:family="text">
      <style:text-properties officeooo:rsid="00a8b83f"/>
    </style:style>
    <style:style style:name="T204" style:family="text">
      <style:text-properties officeooo:rsid="00b363ec"/>
    </style:style>
    <style:style style:name="T205" style:family="text">
      <style:text-properties officeooo:rsid="00bc07db"/>
    </style:style>
    <style:style style:name="T206" style:family="text">
      <style:text-properties officeooo:rsid="00c1b740"/>
    </style:style>
    <style:style style:name="T207" style:family="text">
      <style:text-properties officeooo:rsid="00c227a6"/>
    </style:style>
    <style:style style:name="T208" style:family="text">
      <style:text-properties officeooo:rsid="00c2cc8a"/>
    </style:style>
    <style:style style:name="T209" style:family="text">
      <style:text-properties officeooo:rsid="00cd35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reateVfModuleInfra </text:p>
      <text:p text:style-name="P1">- Save all the request to execution</text:p>
      <text:p text:style-name="P1">- Healthcheck</text:p>
      <text:p text:style-name="P1"><text:s/><text:tab/>- Call APP-C VNF start (run APPc Command)</text:p>
      <text:p text:style-name="P8"><text:span text:style-name="T1"><text:tab/>- </text:span><text:span text:style-name="T23">Action.</text:span><text:span text:style-name="T8">HealthCheck </text:span></text:p>
      <text:p text:style-name="P8"><text:span text:style-name="T8"><text:tab/>- </text:span><text:span text:style-name="T9">Other Actions : ResumeTraffic, Start,Stop, Unlock, ConfigModify, Upgrade, <text:tab/><text:tab/>Snapshot</text:span></text:p>
      <text:p text:style-name="P64"/>
      <text:p text:style-name="P65">- Do Create Vf Module</text:p>
      <text:p text:style-name="P2"><text:tab/>- <text:span text:style-name="T29">Set Variables</text:span></text:p>
      <text:p text:style-name="P9"><text:span text:style-name="T1"><text:tab/>- Check for Query AAI orchestration Status (Status and </text:span><text:span text:style-name="T23">vfModuleId</text:span><text:span text:style-name="T29">)</text:span></text:p>
      <text:p text:style-name="P10"><text:tab/>- <text:span text:style-name="T30">is status (PendingActivation / Assigned ?)</text:span></text:p>
      <text:p text:style-name="P10"><text:span text:style-name="T209">If Vf module name is not found in the request , then below steps</text:span><text:tab/></text:p>
      <text:p text:style-name="P1">- <text:span text:style-name="T31">Generate VF Module Name</text:span></text:p>
      <text:p text:style-name="P1"><text:tab/>- <text:span text:style-name="T32">Set Variables</text:span></text:p>
      <text:p text:style-name="P3"><text:tab/>- <text:span text:style-name="T33">Query AAI , </text:span></text:p>
      <text:p text:style-name="P11"><text:span text:style-name="T33"><text:tab/>- </text:span><text:span text:style-name="T23">vfModuleName = vnfName + </text:span><text:span text:style-name="T40">"_" </text:span><text:span text:style-name="T23">+ vfModuleLabel + </text:span><text:span text:style-name="T40">"_" </text:span><text:span text:style-name="T23">+ moduleIndex</text:span></text:p>
      <text:p text:style-name="P3">- <text:span text:style-name="T57">"</text:span><text:bookmark-start text:name="__DdeLink__228_1318557085"/><text:span text:style-name="T57">DCVFM_volumeGroupId</text:span><text:bookmark-end text:name="__DdeLink__228_1318557085"/><text:span text:style-name="T57">") != null ? Condition check</text:span></text:p>
      <text:p text:style-name="P1"><text:s text:c="4"/><text:span text:style-name="T58">If yes , Query Cloud Region and Confirm</text:span></text:p>
      <text:p text:style-name="P4">- <text:span text:style-name="T59">Confirm Volume Group</text:span></text:p>
      <text:p text:style-name="P5"><text:tab/>- <text:span text:style-name="T59">Query AAI to match with Tenant ID (Request vs AAI)</text:span></text:p>
      <text:p text:style-name="P5"><text:s text:c="13"/>- <text:span text:style-name="T60">Set heat stack ID </text:span></text:p>
      <text:p text:style-name="P12"><text:span text:style-name="T1"><text:tab/>{ </text:span><text:span text:style-name="T23">String response = execution.getVariable(</text:span><text:span text:style-name="T40">"queryAAIVolumeGroupResponse"</text:span><text:span text:style-name="T23">)</text:span></text:p>
      <text:p text:style-name="P31"><text:tab/> <text:s/>String heatStackId = utils.getNodeText1(response, <text:span text:style-name="T35">"heat-stack-id"</text:span>)</text:p>
      <text:p text:style-name="P34"><text:tab/> <text:s/>execution.setVariable(<text:span text:style-name="T35">"volumeHeatStackId"</text:span>, heatStackId)<text:span text:style-name="T60"> <text:s text:c="6"/>}</text:span></text:p>
      <text:p text:style-name="P5">- <text:span text:style-name="T61">ConfirmVolumeGroupName</text:span></text:p>
      <text:p text:style-name="P13"><text:span text:style-name="T1"><text:tab/>- <text:s/>Initialize variables <text:tab/>{</text:span><text:span text:style-name="T23">volumeGroupId,volumeGroupName,aicCloudRegion,</text:span><text:span text:style-name="T24">CVGN_volumeGroupGetEndpoint</text:span><text:span text:style-name="T62">}</text:span></text:p>
      <text:p text:style-name="P14"><text:span text:style-name="T1"><text:tab/>- <text:s/>Query AAI for Volume Group ID </text:span><text:span text:style-name="T40">"CVGN_queryVolumeGroupResponse"</text:span></text:p>
      <text:p text:style-name="P14"><text:span text:style-name="T1"><text:tab/>- <text:s/>Check AAI <text:s/>Query result <text:s text:c="2"/>: </text:span><text:span text:style-name="T23">(volumeGroupName.equals(actualVolumeGroupName)</text:span></text:p>
      <text:p text:style-name="P6"><text:tab/>- <text:span text:style-name="T69">("CVGN_volumeGroupNameMatches")==true</text:span></text:p>
      <text:p text:style-name="P7">- <text:span text:style-name="T70">CreateAAIVfModule</text:span></text:p>
      <text:p text:style-name="P15"><text:span text:style-name="T1"><text:tab/>- If </text:span><text:span text:style-name="T40">vnfId </text:span><text:span text:style-name="T41">is</text:span><text:span text:style-name="T40"> </text:span><text:span text:style-name="T41">null, newGenericVnf", </text:span><text:span text:style-name="T74">true</text:span></text:p>
      <text:p text:style-name="P16"><text:span text:style-name="T41"><text:tab/></text:span><text:span text:style-name="T42">- </text:span><text:span text:style-name="T41">Set – vnfId,vnfName, vnfType, serviceID, <text:tab/>modelCustomizationid,moduleName,moduleModelName,</text:span><text:span text:style-name="T43">genericVnfGetEndPoint,<text:tab/></text:span></text:p>
      <text:p text:style-name="P16"><text:span text:style-name="T43"><text:tab/>PutendPoint.</text:span><text:span text:style-name="T44">isBaseVfModule, </text:span><text:span text:style-name="T45">etc</text:span></text:p>
      <text:p text:style-name="P17"><text:span text:style-name="T83"><text:tab/>- </text:span><text:span text:style-name="T85">Q</text:span><text:span text:style-name="T84">ueryAAIForGenericVnf</text:span></text:p>
      <text:p text:style-name="P17"><text:span text:style-name="T84"><text:tab/></text:span><text:span text:style-name="T111">send a GET request to AA&amp;I to retrieve the Generic VNF/VF Module information based <text:tab/>on a Vnf Name</text:span></text:p>
      <text:p text:style-name="P18"><text:span text:style-name="T84"><text:tab/>- </text:span><text:span text:style-name="T86">Process AAI Generic VNF Query</text:span></text:p>
      <text:p text:style-name="P18"><text:span text:style-name="T86"><text:tab/><text:tab/>- Process</text:span><text:span text:style-name="T87"> </text:span><text:span text:style-name="T88">the Variable and check the status code or value</text:span></text:p>
      <text:p text:style-name="P66"/>
      <text:p text:style-name="P19"><text:span text:style-name="T89"><text:tab/><text:tab/>- </text:span><text:span text:style-name="T90">#{(execution.getVariable("CAAIVfMod_newGenericVnf") == true &amp;&amp; <text:tab/><text:tab/><text:tab/><text:tab/>execution.getVariable("CAAIVfMod_queryGenericVnfResponseCode") == 404) || <text:tab/><text:tab/>execution.getVariable("CAAIVfMod_isBaseVfModule") == true}</text:span></text:p>
      <text:p text:style-name="P67"><text:tab/><text:tab/>- #{(execution.getVariable("CAAIVfMod_newGenericVnf") == false &amp;&amp; <text:tab/><text:tab/><text:tab/>execution.getVariable("CAAIVfMod_queryGenericVnfResponseCode") == 404) || <text:tab/><text:tab/>(execution.getVariable("CAAIVfMod_newGenericVnf") == true &amp;&amp; <text:tab/><text:tab/><text:tab/><text:tab/>execution.getVariable("CAAIVfMod_queryGenericVnfResponseCode") == 200)}</text:p>
      <text:p text:style-name="P19"><text:span text:style-name="T90"><text:tab/>- </text:span><text:span text:style-name="T92">If VID request --&gt; Parse the Base Model . Else create Generic vnf</text:span></text:p>
      <text:p text:style-name="P20"><text:span text:style-name="T92"><text:tab/></text:span><text:span text:style-name="T93">- </text:span><text:span text:style-name="T94">Create Base/Add-on Module : createVfModule() </text:span></text:p>
      <text:p text:style-name="P23"><text:span text:style-name="T95"><text:tab/>// </text:span><text:span text:style-name="T113">construct and send a PUT request to A&amp;AI to create a Base or Add-on VF Module</text:span></text:p>
      <text:p text:style-name="P22"><text:span text:style-name="T97"><text:tab/>*</text:span><text:span text:style-name="T47">genericVnfPutEndpoint</text:span><text:span text:style-name="T97">*</text:span><text:span text:style-name="T98">+</text:span><text:span text:style-name="T46">"/vf-modules/vf-module/"</text:span></text:p>
      <text:p text:style-name="P22"><text:span text:style-name="T46"><text:tab/>- </text:span><text:span text:style-name="T48">Adding VF module to AAI </text:span></text:p>
      <text:p text:style-name="P68"><text:tab/><text:tab/></text:p>
      <text:p text:style-name="P72"/>
      <text:p text:style-name="P72"/>
      <text:p text:style-name="P24"><text:soft-page-break/><text:span text:style-name="T46">"""&lt;vf-module xmlns="</text:span><text:span text:style-name="T92">${execution.getVariable(</text:span><text:span text:style-name="T46">"CAAIVfMod_aaiNamespace"</text:span><text:span text:style-name="T92">)}</text:span><text:span text:style-name="T46">"&gt;</text:span></text:p>
      <text:p text:style-name="P30"><text:span text:style-name="T34"><text:s text:c="18"/></text:span><text:span text:style-name="T40">&lt;vf-module-id&gt;</text:span><text:span text:style-name="T81">${newModuleId}</text:span><text:span text:style-name="T40">&lt;/vf-module-id&gt;</text:span></text:p>
      <text:p text:style-name="P30"><text:span text:style-name="T34"><text:s text:c="18"/></text:span><text:span text:style-name="T40">&lt;vf-module-name&gt;</text:span><text:span text:style-name="T81">${execution.getVariable(</text:span><text:span text:style-name="T40">"CAAIVfMod_moduleName"</text:span><text:span text:style-name="T81">)}</text:span><text:span text:style-name="T40">&lt;/vf-module-name&gt;</text:span></text:p>
      <text:p text:style-name="P30"><text:span text:style-name="T34"><text:s text:c="18"/></text:span><text:span text:style-name="T40">&lt;model-invariant-id&gt;</text:span><text:span text:style-name="T81">${execution.getVariable(</text:span><text:span text:style-name="T40">"CAAIVfMod_personaId"</text:span><text:span text:style-name="T81">)}</text:span><text:span text:style-name="T40">&lt;/model-invariant-id&gt;</text:span></text:p>
      <text:p text:style-name="P30"><text:span text:style-name="T34"><text:s text:c="18"/></text:span><text:span text:style-name="T40">&lt;model-version-id&gt;</text:span><text:span text:style-name="T81">${execution.getVariable(</text:span><text:span text:style-name="T40">"CAAIVfMod_personaVer"</text:span><text:span text:style-name="T81">)}</text:span><text:span text:style-name="T40">&lt;/model-version-id&gt;</text:span></text:p>
      <text:p text:style-name="P30"><text:span text:style-name="T34"><text:s text:c="18"/></text:span><text:span text:style-name="T40">&lt;model-customization-id&gt;</text:span><text:span text:style-name="T81">${execution.getVariable(</text:span><text:span text:style-name="T40">"CAAIVfMod_modelCustomizationId"</text:span><text:span text:style-name="T81">)}</text:span><text:span text:style-name="T40">&lt;/model-customization-id&gt;</text:span></text:p>
      <text:p text:style-name="P30"><text:span text:style-name="T34"><text:s text:c="18"/></text:span><text:span text:style-name="T40">&lt;is-base-vf-module&gt;</text:span><text:span text:style-name="T81">${isBaseModule}</text:span><text:span text:style-name="T40">&lt;/is-base-vf-module&gt;</text:span></text:p>
      <text:p text:style-name="P32"><text:s text:c="18"/><text:span text:style-name="T82">&lt;orchestration-status&gt;PendingCreate&lt;/orchestration-status&gt;</text:span></text:p>
      <text:p text:style-name="P30"><text:span text:style-name="T34"><text:s text:c="18"/></text:span><text:span text:style-name="T40">&lt;module-index&gt;</text:span><text:span text:style-name="T81">${moduleIndex}</text:span><text:span text:style-name="T40">&lt;/module-index&gt;</text:span></text:p>
      <text:p text:style-name="P55"><text:s text:c="18"/><text:span text:style-name="T82">&lt;/vf-module&gt;"""</text:span></text:p>
      <text:p text:style-name="P23"><text:span text:style-name="T95">// </text:span><text:span text:style-name="T96">Set the response details : </text:span><text:span text:style-name="T99">execution.setVariable(</text:span><text:span text:style-name="T49">"CreateAAIVfModuleResponse"</text:span><text:span text:style-name="T99">, responseOut)</text:span></text:p>
      <text:p text:style-name="P70"/>
      <text:p text:style-name="P69"/>
      <text:p text:style-name="P69"/>
      <text:p text:style-name="P21"><text:span text:style-name="T91">- </text:span><text:span text:style-name="T99">POST process</text:span></text:p>
      <text:p text:style-name="P73">Using the received vnfId and vfModuleId, query AAI to get the corresponding VNF info.</text:p>
      <text:p text:style-name="P25"><text:span text:style-name="T114">- </text:span><text:span text:style-name="T115">Is Base Module true -&gt; next step or </text:span><text:span text:style-name="T112">Parsing the VNF data to find base module info</text:span></text:p>
      <text:p text:style-name="P74"/>
      <text:p text:style-name="P74"/>
      <text:p text:style-name="P26"><text:span text:style-name="T115">- </text:span><text:span text:style-name="T116">Need to query SDNC for VNF topology ? Check condition : #{execution.getVariable("</text:span><text:bookmark-start text:name="__DdeLink__233_1318557085"/><text:span text:style-name="T116">DCVFM_sdncVersion</text:span><text:bookmark-end text:name="__DdeLink__233_1318557085"/><text:span text:style-name="T116">" ) == '1707'}</text:span></text:p>
      <text:p text:style-name="P26"><text:span text:style-name="T116">- </text:span><text:span text:style-name="T117">Generic Get VNF</text:span></text:p>
      <text:p text:style-name="P27"><text:span text:style-name="T117">C</text:span><text:span text:style-name="T118">heck <text:s/></text:span><text:span text:style-name="T119">for --&gt; </text:span><text:span text:style-name="T110">Incoming Vnf Name and Vnf Id are null. At least one is required.</text:span></text:p>
      <text:p text:style-name="P75"/>
      <text:p text:style-name="P83">method executes a GET call to AAI to obtain the</text:p>
      <text:p text:style-name="P60">* Vnf using the Vnf Id/<text:span text:style-name="T127">Vnf Name</text:span></text:p>
      <text:p text:style-name="P35"><text:span text:style-name="T2"><text:tab/><text:tab/>execution.setVariable(</text:span><text:span text:style-name="T52">"GENGV_FoundIndicator"</text:span><text:span text:style-name="T2">, </text:span><text:span text:style-name="T76">true</text:span><text:span text:style-name="T2">)<text:tab/><text:tab/><text:tab/></text:span><text:tab/><text:tab/><text:tab/>execution.setVariable(<text:span text:style-name="T35">"GENGV_vnf"</text:span>, aaiResponse)<text:tab/><text:tab/><text:tab/><text:tab/><text:tab/><text:tab/>execution.setVariable(<text:span text:style-name="T35">"WorkflowResponse"</text:span>, aaiResponse)</text:p>
      <text:p text:style-name="P36">- <text:span text:style-name="T128">PreProcess SDNC VNF Topology GET</text:span></text:p>
      <text:p text:style-name="P36"/>
      <text:p text:style-name="P36">// <text:span text:style-name="T129">Get the response from the previous step , form the payload data to send by the next Step</text:span></text:p>
      <text:p text:style-name="P84">// For VNF, serviceOperation (URI for topology GET) will be retrieved from "selflink" element </text:p>
      <text:p text:style-name="P29">// in the response from GenericGetVnf</text:p>
      <text:p text:style-name="P29">// For VF Module, in 1707 serviceOperation will be retrieved from "object-path" element</text:p>
      <text:p text:style-name="P29">// in SDNC Assign Response</text:p>
      <text:p text:style-name="P60">// For VF Module for older versions, serviceOperation is constructed using vfModuleId</text:p>
      <text:p text:style-name="P35">DNCGetRequest =</text:p>
      <text:p text:style-name="P30"><text:s text:c="6"/><text:span text:style-name="T40">"""&lt;sdncadapterworkflow:SDNCAdapterWorkflowRequest xmlns:ns5="http://org.openecomp/mso/request/types/v1"</text:span></text:p>
      <text:p text:style-name="P32"><text:s text:c="24"/><text:span text:style-name="T82">xmlns:sdncadapterworkflow="http://org.openecomp/mso/workflow/schema/v1"</text:span></text:p>
      <text:p text:style-name="P32"><text:s text:c="24"/><text:span text:style-name="T82">xmlns:sdncadapter="http://org.openecomp/workflow/sdnc/adapter/schema/v1"&gt;</text:span></text:p>
      <text:p text:style-name="P32"><text:s text:c="6"/><text:span text:style-name="T82">&lt;sdncadapter:RequestHeader&gt;</text:span></text:p>
      <text:p text:style-name="P30"><text:span text:style-name="T34"><text:s text:c="6"/></text:span><text:span text:style-name="T40">&lt;sdncadapter:RequestId&gt;</text:span><text:span text:style-name="T81">${uuid}</text:span><text:span text:style-name="T40">&lt;/sdncadapter:RequestId&gt;</text:span></text:p>
      <text:p text:style-name="P30"><text:span text:style-name="T34"><text:s text:c="6"/></text:span><text:span text:style-name="T40">&lt;sdncadapter:SvcInstanceId&gt;</text:span><text:span text:style-name="T81">${svcInstId}</text:span><text:span text:style-name="T40">&lt;/sdncadapter:SvcInstanceId&gt;</text:span></text:p>
      <text:p text:style-name="P32"><text:s text:c="6"/><text:span text:style-name="T82">&lt;sdncadapter:SvcAction&gt;query&lt;/sdncadapter:SvcAction&gt;</text:span></text:p>
      <text:p text:style-name="P30"><text:soft-page-break/><text:span text:style-name="T34"><text:s text:c="6"/></text:span><text:span text:style-name="T40">&lt;sdncadapter:SvcOperation&gt;</text:span><text:span text:style-name="T81">${serviceOperation}</text:span><text:span text:style-name="T40">&lt;/sdncadapter:SvcOperation&gt;</text:span></text:p>
      <text:p text:style-name="P30"><text:span text:style-name="T34"><text:s text:c="6"/></text:span><text:span text:style-name="T40">&lt;sdncadapter:CallbackUrl&gt;</text:span><text:span text:style-name="T81">${callbackUrl}</text:span><text:span text:style-name="T40">&lt;/sdncadapter:CallbackUrl&gt;</text:span></text:p>
      <text:p text:style-name="P30"><text:span text:style-name="T34"><text:s text:c="6"/></text:span><text:span text:style-name="T40">&lt;sdncadapter:MsoAction&gt;</text:span><text:span text:style-name="T81">${msoAction}</text:span><text:span text:style-name="T40">&lt;/sdncadapter:MsoAction&gt;</text:span></text:p>
      <text:p text:style-name="P32"><text:s text:c="3"/><text:span text:style-name="T82">&lt;/sdncadapter:RequestHeader&gt;</text:span></text:p>
      <text:p text:style-name="P32"><text:s text:c="6"/><text:span text:style-name="T82">&lt;sdncadapterworkflow:SDNCRequestData&gt;&lt;/sdncadapterworkflow:SDNCRequestData&gt;</text:span></text:p>
      <text:p text:style-name="P55"><text:s text:c="3"/><text:span text:style-name="T82">&lt;/sdncadapterworkflow:SDNCAdapterWorkflowRequest&gt;"""</text:span></text:p>
      <text:p text:style-name="P35"/>
      <text:p text:style-name="P37">CallSDNCAdapterVNFTopologyGET</text:p>
      <text:p text:style-name="P40"><text:tab/>- SDNC Adapter :</text:p>
      <text:p text:style-name="P48"><text:span text:style-name="T64"><text:tab/></text:span><text:span text:style-name="T65">Preprocess : </text:span><text:span text:style-name="T64"><text:tab/></text:span><text:span text:style-name="T124">// Get original RequestHeader </text:span><text:span text:style-name="T125">from previous step</text:span><text:span text:style-name="T77"><text:tab/></text:span></text:p>
      <text:p text:style-name="P48"><text:span text:style-name="T77"><text:tab/></text:span>sdncwfreq= execution.getVariable(<text:span text:style-name="T35">"sdncAdapterWorkflowRequest"</text:span>)<text:tab/></text:p>
      <text:p text:style-name="P48"><text:tab/><text:span text:style-name="T130">Get details of : </text:span><text:span text:style-name="T35">SvcInstanceId,MsoAction,SvcAction,SvcOperation,SDNCRequestData</text:span></text:p>
      <text:p text:style-name="P61"><text:span text:style-name="T35"><text:tab/></text:span><text:span text:style-name="T25">Prepare SDNC Request to the SDNC Adapter</text:span></text:p>
      <text:p text:style-name="P57"><text:tab/>&lt;SOAP-ENV:Envelope xmlns:SOAP-ENV="http://schemas.xmlsoap.org/soap/envelope/"&gt;</text:p>
      <text:p text:style-name="P33">&lt;SOAP-ENV:Body&gt;</text:p>
      <text:p text:style-name="P33">&lt;aetgt:SDNCAdapterRequest xmlns:aetgt="http://org.openecomp/workflow/sdnc/adapter/schema/v1" xmlns:sdncadaptersc="http://org.openecomp/workflow/sdnc/adapter/schema/v1"&gt;</text:p>
      <text:p text:style-name="P33">&lt;sdncadapter:RequestHeader xmlns:sdncadapter="http://org.openecomp/workflow/sdnc/adapter/schema/v1"&gt;</text:p>
      <text:p text:style-name="P31"><text:span text:style-name="T35">&lt;sdncadapter:RequestId&gt;</text:span>${requestId}<text:span text:style-name="T35">&lt;/sdncadapter:RequestId&gt;"""</text:span></text:p>
      <text:p text:style-name="P31"><text:span text:style-name="T72">if </text:span>(sdnca_svcInstanceId != <text:span text:style-name="T72">null</text:span>) {</text:p>
      <text:p text:style-name="P30"><text:s text:c="3"/><text:span text:style-name="T81">sdncAdapterRequest += </text:span><text:span text:style-name="T40">"""</text:span></text:p>
      <text:p text:style-name="P31"><text:span text:style-name="T35">&lt;sdncadapter:SvcInstanceId&gt;</text:span>${sdnca_svcInstanceId}<text:span text:style-name="T35">&lt;/sdncadapter:SvcInstanceId&gt;"""</text:span></text:p>
      <text:p text:style-name="P31">}</text:p>
      <text:p text:style-name="P31">sdncAdapterRequest += <text:span text:style-name="T35">"""</text:span></text:p>
      <text:p text:style-name="P31"><text:span text:style-name="T35">&lt;sdncadapter:SvcAction&gt;</text:span>${sdnca_svcAction}<text:span text:style-name="T35">&lt;/sdncadapter:SvcAction&gt;</text:span></text:p>
      <text:p text:style-name="P31"><text:span text:style-name="T35">&lt;sdncadapter:SvcOperation&gt;</text:span>${sdnca_svcOperation}<text:span text:style-name="T35">&lt;/sdncadapter:SvcOperation&gt;</text:span></text:p>
      <text:p text:style-name="P31"><text:span text:style-name="T35">&lt;sdncadapter:CallbackUrl&gt;</text:span>${callbackUrlToUse}<text:span text:style-name="T35">&lt;/sdncadapter:CallbackUrl&gt;"""</text:span></text:p>
      <text:p text:style-name="P31"><text:span text:style-name="T72">if </text:span>(sdnca_msoAction != <text:span text:style-name="T72">null</text:span>) {</text:p>
      <text:p text:style-name="P30"><text:s text:c="3"/><text:span text:style-name="T81">sdncAdapterRequest += </text:span><text:span text:style-name="T40">"""</text:span></text:p>
      <text:p text:style-name="P31"><text:span text:style-name="T35">&lt;sdncadapter:MsoAction&gt;</text:span>${sdnca_msoAction}<text:span text:style-name="T35">&lt;/sdncadapter:MsoAction&gt;"""</text:span></text:p>
      <text:p text:style-name="P31">}</text:p>
      <text:p text:style-name="P31">sdncAdapterRequest += <text:span text:style-name="T35">"""</text:span></text:p>
      <text:p text:style-name="P33">&lt;/sdncadapter:RequestHeader&gt;</text:p>
      <text:p text:style-name="P34"><text:span text:style-name="T35">&lt;sdncadaptersc:RequestData&gt;</text:span>${sdncRequestData}<text:span text:style-name="T35">&lt;/sdncadaptersc:RequestData&gt;&lt;/aetgt:SDNCAdapterRequest&gt;&lt;/SOAP-ENV:Body&gt;&lt;/SOAP-ENV:Envelope&gt;"""</text:span></text:p>
      <text:p text:style-name="P57"/>
      <text:p text:style-name="P96">Invoke SDNC – Adapter :</text:p>
      <text:p text:style-name="P99">SOAP,</text:p>
      <text:p text:style-name="P49"><text:span text:style-name="T6">Method : POST, URL : </text:span><text:span text:style-name="T131">${</text:span><text:bookmark-start text:name="__DdeLink__235_1318557085"/><text:span text:style-name="T131">URN_mso_adapters_sdnc_endpoint</text:span><text:bookmark-end text:name="__DdeLink__235_1318557085"/><text:span text:style-name="T131">},</text:span></text:p>
      <text:p text:style-name="P118">Add headers , content-type, Authorization</text:p>
      <text:p text:style-name="P50"><text:span text:style-name="T132">Payload : ${sdncAdapterRequest}</text:span><text:span text:style-name="T6"> </text:span></text:p>
      <text:p text:style-name="P99"/>
      <text:p text:style-name="P57"><text:soft-page-break/></text:p>
      <text:p text:style-name="P94">Determine and set SDNC Timeout Value</text:p>
      <text:p text:style-name="P57">Timer expired, telling correlation service to stop listening</text:p>
      <text:p text:style-name="P112">POST Process : </text:p>
      <text:p text:style-name="P62"><text:span text:style-name="T35"><text:s/></text:span><text:span text:style-name="T52">Check the sdnccallback request and get the responsecode</text:span></text:p>
      <text:p text:style-name="P51"><text:span text:style-name="T7">SET Success : </text:span><text:span text:style-name="T35">execution.setVariable("SDNCA_SuccessIndicator", </text:span><text:span text:style-name="T72">true</text:span><text:span text:style-name="T35">)</text:span></text:p>
      <text:p text:style-name="P51">// <text:span text:style-name="T181">validate Response</text:span></text:p>
      <text:p text:style-name="P38">preProcessSDNCAssignRequest</text:p>
      <text:p text:style-name="P40"><text:tab/>- <text:span text:style-name="T182">Form the SDNC Request</text:span></text:p>
      <text:p text:style-name="P40"><text:s text:c="4"/>sdncRequest =</text:p>
      <text:p text:style-name="P30"><text:s text:c="3"/><text:span text:style-name="T40">"""&lt;sdncadapterworkflow:SDNCAdapterWorkflowRequest xmlns:ns5="http://org.openecomp/mso/request/types/v1"</text:span></text:p>
      <text:p text:style-name="P32"><text:s text:c="36"/><text:span text:style-name="T82">xmlns:sdncadapterworkflow="http://org.openecomp/mso/workflow/schema/v1"</text:span></text:p>
      <text:p text:style-name="P32"><text:s text:c="36"/><text:span text:style-name="T82">xmlns:sdncadapter="http://org.openecomp/workflow/sdnc/adapter/schema/v1"&gt;</text:span></text:p>
      <text:p text:style-name="P32"><text:s text:c="3"/><text:span text:style-name="T82">&lt;sdncadapter:RequestHeader&gt;</text:span></text:p>
      <text:p text:style-name="P30"><text:span text:style-name="T34"><text:s text:c="9"/></text:span><text:span text:style-name="T40">&lt;sdncadapter:RequestId&gt;</text:span><text:span text:style-name="T81">${uuid}</text:span><text:span text:style-name="T40">&lt;/sdncadapter:RequestId&gt;</text:span></text:p>
      <text:p text:style-name="P30"><text:span text:style-name="T34"><text:s text:c="9"/></text:span><text:span text:style-name="T40">&lt;sdncadapter:SvcInstanceId&gt;</text:span><text:span text:style-name="T81">${svcInstId}</text:span><text:span text:style-name="T40">&lt;/sdncadapter:SvcInstanceId&gt;</text:span></text:p>
      <text:p text:style-name="P30"><text:span text:style-name="T34"><text:s text:c="9"/></text:span><text:span text:style-name="T40">&lt;sdncadapter:SvcAction&gt;</text:span><text:span text:style-name="T81">${action}</text:span><text:span text:style-name="T40">&lt;/sdncadapter:SvcAction&gt;</text:span></text:p>
      <text:p text:style-name="P32"><text:s text:c="9"/><text:span text:style-name="T82">&lt;sdncadapter:SvcOperation&gt;vnf-topology-operation&lt;/sdncadapter:SvcOperation&gt;</text:span></text:p>
      <text:p text:style-name="P30"><text:span text:style-name="T34"><text:s text:c="9"/></text:span><text:span text:style-name="T40">&lt;sdncadapter:CallbackUrl&gt;</text:span><text:span text:style-name="T81">${callbackURL}</text:span><text:span text:style-name="T40">&lt;/sdncadapter:CallbackUrl&gt;</text:span></text:p>
      <text:p text:style-name="P32"><text:s text:c="3"/><text:span text:style-name="T82">&lt;/sdncadapter:RequestHeader&gt;</text:span></text:p>
      <text:p text:style-name="P33">&lt;sdncadapterworkflow:SDNCRequestData&gt;</text:p>
      <text:p text:style-name="P32"><text:s text:c="3"/><text:span text:style-name="T82">&lt;request-information&gt;</text:span></text:p>
      <text:p text:style-name="P30"><text:span text:style-name="T34"><text:s text:c="6"/></text:span><text:span text:style-name="T40">&lt;request-id&gt;</text:span><text:span text:style-name="T81">${requestId}</text:span><text:span text:style-name="T40">&lt;/request-id&gt;</text:span></text:p>
      <text:p text:style-name="P32"><text:s text:c="6"/><text:span text:style-name="T82">&lt;request-action&gt;VNFActivateRequest&lt;/request-action&gt;</text:span></text:p>
      <text:p text:style-name="P30"><text:span text:style-name="T34"><text:s text:c="6"/></text:span><text:span text:style-name="T40">&lt;source&gt;</text:span><text:span text:style-name="T81">${source}</text:span><text:span text:style-name="T40">&lt;/source&gt;</text:span></text:p>
      <text:p text:style-name="P32"><text:s text:c="6"/><text:span text:style-name="T82">&lt;notification-url/&gt;</text:span></text:p>
      <text:p text:style-name="P32"><text:s text:c="3"/><text:span text:style-name="T82">&lt;/request-information&gt;</text:span></text:p>
      <text:p text:style-name="P32"><text:s text:c="3"/><text:span text:style-name="T82">&lt;service-information&gt;</text:span></text:p>
      <text:p text:style-name="P30"><text:span text:style-name="T34"><text:s text:c="6"/></text:span><text:span text:style-name="T40">&lt;service-id&gt;</text:span><text:span text:style-name="T81">${serviceId}</text:span><text:span text:style-name="T40">&lt;/service-id&gt;</text:span></text:p>
      <text:p text:style-name="P30"><text:span text:style-name="T34"><text:s text:c="6"/></text:span><text:span text:style-name="T40">&lt;service-type&gt;</text:span><text:span text:style-name="T81">${serviceId}</text:span><text:span text:style-name="T40">&lt;/service-type&gt;</text:span></text:p>
      <text:p text:style-name="P30"><text:span text:style-name="T34"><text:s text:c="6"/></text:span><text:span text:style-name="T40">&lt;service-instance-id&gt;</text:span><text:span text:style-name="T81">${svcInstId}</text:span><text:span text:style-name="T40">&lt;/service-instance-id&gt;</text:span></text:p>
      <text:p text:style-name="P32"><text:s text:c="6"/><text:span text:style-name="T82">&lt;subscriber-name&gt;notsurewecare&lt;/subscriber-name&gt;</text:span></text:p>
      <text:p text:style-name="P32"><text:s text:c="3"/><text:span text:style-name="T82">&lt;/service-information&gt;</text:span></text:p>
      <text:p text:style-name="P32"><text:s text:c="3"/><text:span text:style-name="T82">&lt;vnf-request-information&gt;</text:span></text:p>
      <text:p text:style-name="P30"><text:span text:style-name="T34"><text:s text:c="6"/></text:span><text:span text:style-name="T40">&lt;vnf-id&gt;</text:span><text:span text:style-name="T81">${vfModuleId}</text:span><text:span text:style-name="T40">&lt;/vnf-id&gt;</text:span></text:p>
      <text:p text:style-name="P30"><text:span text:style-name="T34"><text:s text:c="6"/></text:span><text:span text:style-name="T40">&lt;vnf-type&gt;</text:span><text:span text:style-name="T81">${vfModuleModelName}</text:span><text:span text:style-name="T40">&lt;/vnf-type&gt;</text:span></text:p>
      <text:p text:style-name="P30"><text:span text:style-name="T34"><text:s text:c="6"/></text:span><text:span text:style-name="T40">&lt;vnf-name&gt;</text:span><text:span text:style-name="T81">${vfModuleName}</text:span><text:span text:style-name="T40">&lt;/vnf-name&gt;</text:span></text:p>
      <text:p text:style-name="P30"><text:span text:style-name="T34"><text:s text:c="6"/></text:span><text:span text:style-name="T40">&lt;generic-vnf-id&gt;</text:span><text:span text:style-name="T81">${vnfId}</text:span><text:span text:style-name="T40">&lt;/generic-vnf-id&gt;</text:span></text:p>
      <text:p text:style-name="P30"><text:span text:style-name="T34"><text:s text:c="6"/></text:span><text:span text:style-name="T40">&lt;generic-vnf-name&gt;</text:span><text:span text:style-name="T81">${vnfName}</text:span><text:span text:style-name="T40">&lt;/generic-vnf-name&gt;</text:span></text:p>
      <text:p text:style-name="P30"><text:span text:style-name="T34"><text:s text:c="6"/></text:span><text:span text:style-name="T40">&lt;generic-vnf-type&gt;</text:span><text:span text:style-name="T81">${vnfType}</text:span><text:span text:style-name="T40">&lt;/generic-vnf-type&gt;</text:span></text:p>
      <text:p text:style-name="P30"><text:span text:style-name="T34"><text:s text:c="6"/></text:span><text:span text:style-name="T40">&lt;aic-cloud-region&gt;</text:span><text:span text:style-name="T81">${cloudSiteId}</text:span><text:span text:style-name="T40">&lt;/aic-cloud-region&gt;</text:span></text:p>
      <text:p text:style-name="P30"><text:span text:style-name="T34"><text:s text:c="6"/></text:span><text:span text:style-name="T40">&lt;tenant&gt;</text:span><text:span text:style-name="T81">${tenantId}</text:span><text:span text:style-name="T40">&lt;/tenant&gt;</text:span></text:p>
      <text:p text:style-name="P30"><text:span text:style-name="T34"><text:s text:c="6"/></text:span><text:span text:style-name="T81">${modelCustomizationUuidString}</text:span></text:p>
      <text:p text:style-name="P30"><text:span text:style-name="T34"><text:s text:c="6"/></text:span><text:span text:style-name="T40">&lt;use-preload&gt;</text:span><text:span text:style-name="T81">${usePreloadToSDNC}</text:span><text:span text:style-name="T40">&lt;/use-preload&gt;</text:span></text:p>
      <text:p text:style-name="P30"><text:span text:style-name="T34"><text:s text:c="3"/></text:span><text:span text:style-name="T81">${sdncVNFParamsXml}</text:span></text:p>
      <text:p text:style-name="P32"><text:s text:c="3"/><text:span text:style-name="T82">&lt;/vnf-request-information&gt;</text:span></text:p>
      <text:p text:style-name="P33">&lt;/sdncadapterworkflow:SDNCRequestData&gt;</text:p>
      <text:p text:style-name="P56">&lt;/sdncadapterworkflow:SDNCAdapterWorkflowRequest&gt;"""</text:p>
      <text:p text:style-name="P40"><text:soft-page-break/></text:p>
      <text:p text:style-name="P60"/>
      <text:p text:style-name="P28"><text:span text:style-name="T101">--</text:span><text:span text:style-name="T102">&gt; </text:span><text:span text:style-name="T101">Call SDNC Adapter: VF Module Topology Assign</text:span></text:p>
      <text:p text:style-name="P71"/>
      <text:p text:style-name="P97">Invoke SDNC – Adapter :</text:p>
      <text:p text:style-name="P100">SOAP,</text:p>
      <text:p text:style-name="P52"><text:span text:style-name="T6">Method : POST, URL : </text:span><text:span text:style-name="T131">${</text:span><text:bookmark-start text:name="__DdeLink__235_13185570851"/><text:span text:style-name="T131">URN_mso_adapters_sdnc_endpoint</text:span><text:bookmark-end text:name="__DdeLink__235_13185570851"/><text:span text:style-name="T131">},</text:span></text:p>
      <text:p text:style-name="P119">Add headers , content-type, Authorization</text:p>
      <text:p text:style-name="P41"><text:span text:style-name="T132">Payload : ${sdncAdapterRequest}</text:span><text:span text:style-name="T36"> </text:span></text:p>
      <text:p text:style-name="P91"/>
      <text:p text:style-name="P91">--&gt; ValidateSDNCResponse Process*</text:p>
      <text:p text:style-name="P41"><text:span text:style-name="T36">'sdncResponseSuccess') == </text:span><text:span text:style-name="T73">true</text:span></text:p>
      <text:p text:style-name="P42"><text:span text:style-name="T36">--</text:span><text:span text:style-name="T37">&gt; queryCatalogDB</text:span></text:p>
      <text:p text:style-name="P102">def vnfModelInfo = execution.getVariable("vnfModelInfo")</text:p>
      <text:p text:style-name="P34"><text:span text:style-name="T5">def </text:span>vnfModelCustomizationUuid = <text:span text:style-name="T5">jsonUtil</text:span>.<text:span text:style-name="T2">getJsonValue</text:span>(vnfModelInfo, <text:span text:style-name="T5">"modelCustomizationUuid"</text:span>)</text:p>
      <text:p text:style-name="P102">JSONArray vnfs = catalog.getAllVnfsByVnfModelCustomizationUuid(execution, vnfModelCustomizationUuid, "v2")</text:p>
      <text:p text:style-name="P92"/>
      <text:p text:style-name="P43"><text:span text:style-name="T38">-</text:span><text:span text:style-name="T39">-&gt; </text:span><text:span text:style-name="T141">Is 2 Phased Design?</text:span></text:p>
      <text:p text:style-name="P44"><text:span text:style-name="T149"><text:s/>vnf.getMultiStageDesign() </text:span><text:span text:style-name="T150">== true </text:span><text:span text:style-name="T151">then --&gt; </text:span></text:p>
      <text:p text:style-name="P135">"DCVFM_orchestrationStatus" = 'PendingActivation'</text:p>
      <text:p text:style-name="P45"><text:span text:style-name="T151">r</text:span><text:span text:style-name="T148">eturn</text:span></text:p>
      <text:p text:style-name="P137"/>
      <text:p text:style-name="P45"><text:span text:style-name="T148">--</text:span><text:span text:style-name="T152">&gt; is 2 Phase Design != true</text:span></text:p>
      <text:p text:style-name="P46"><text:span text:style-name="T151">"DCVFM_orchestrationStatus" = '</text:span><text:span text:style-name="T153">Assigned</text:span><text:span text:style-name="T151">'</text:span></text:p>
      <text:p text:style-name="P63"><text:span text:style-name="T151">--</text:span><text:span text:style-name="T148">&gt; </text:span><text:span text:style-name="T151">preProcessUpdateAAIVfModuleRequestStatus</text:span></text:p>
      <text:p text:style-name="P136"/>
      <text:p text:style-name="P157">Build UpdateAAIVfModule Request</text:p>
      <text:p text:style-name="P54"><text:span text:style-name="T143">"&lt;volume-group-id&gt;" </text:span><text:span text:style-name="T160">+ execution.getVariable(</text:span><text:span text:style-name="T143">"DCVFM_volumeGroupId"</text:span><text:span text:style-name="T160">) +</text:span><text:span text:style-name="T40">"&lt;/volume-group-id&gt;"</text:span></text:p>
      <text:p text:style-name="P58"><text:s/>"&lt;orchestration-status&gt;" + execution.getVariable("DCVFM_orchestrationStatus") + "&lt;/orchestration-status&gt;"</text:p>
      <text:p text:style-name="P58">"&lt;heat-stack-id&gt;" + execution.getVariable("DCVFM_heatStackId") + "&lt;/heat-stack-id&gt;"</text:p>
      <text:p text:style-name="P58"/>
      <text:p text:style-name="P58">"""&lt;UpdateAAIVfModuleRequest&gt;</text:p>
      <text:p text:style-name="P30"><text:span text:style-name="T34"><text:s text:c="3"/></text:span><text:span text:style-name="T40">&lt;vnf-id&gt;</text:span><text:span text:style-name="T81">${vnfId}</text:span><text:span text:style-name="T40">&lt;/vnf-id&gt;</text:span></text:p>
      <text:p text:style-name="P30"><text:span text:style-name="T34"><text:s text:c="3"/></text:span><text:span text:style-name="T40">&lt;vf-module-id&gt;</text:span><text:span text:style-name="T81">${vfModuleId}</text:span><text:span text:style-name="T40">&lt;/vf-module-id&gt;</text:span></text:p>
      <text:p text:style-name="P30"><text:span text:style-name="T34"><text:s text:c="3"/></text:span><text:span text:style-name="T81">${heatStackIdString}</text:span></text:p>
      <text:p text:style-name="P30"><text:s text:c="3"/><text:span text:style-name="T81">${orchestrationStatusString}</text:span></text:p>
      <text:p text:style-name="P30"><text:s text:c="3"/><text:span text:style-name="T81">${volumeGroupIdString}</text:span></text:p>
      <text:p text:style-name="P30"><text:s text:c="3"/><text:span text:style-name="T81">${contrailFqdnString}</text:span></text:p>
      <text:p text:style-name="P56">&lt;/UpdateAAIVfModuleRequest&gt;"""</text:p>
      <text:p text:style-name="P103">--&gt; UpdateAAIVfModule</text:p>
      <text:p text:style-name="P47"><text:span text:style-name="T151"><text:tab/>- </text:span><text:span text:style-name="T154">PreProcess : </text:span></text:p>
      <text:p text:style-name="P53"><text:span text:style-name="T154"><text:tab/><text:tab/>execution.setVariable(</text:span><text:span text:style-name="T142">'UAAIVfMod_vnfId'</text:span><text:span text:style-name="T154">, vnfId)</text:span></text:p>
      <text:p text:style-name="P47"><text:span text:style-name="T154"><text:tab/><text:tab/>execution.setVariable(</text:span><text:span text:style-name="T142">'UAAIVfMod_vfModuleId'</text:span><text:span text:style-name="T154">, vfModuleId)</text:span></text:p>
      <text:p text:style-name="P53"><text:span text:style-name="T154">--</text:span><text:span text:style-name="T155">&gt; </text:span><text:span text:style-name="T161">Using the received vnfId and vfModuleId, query AAI to get the corresponding VF Module.</text:span></text:p>
      <text:p text:style-name="P162"><text:tab/>sending GET to AAI endpoint</text:p>
      <text:p text:style-name="P59"><text:span text:style-name="T159"><text:tab/></text:span><text:span text:style-name="T170">def </text:span><text:span text:style-name="T166">responseData = response.getResponseBodyAsString()</text:span><text:span text:style-name="T165"><text:tab/></text:span><text:span text:style-name="T164">execution.setVariable(</text:span><text:span text:style-name="T155">'UAAIVfMod_getVfModuleResponse'</text:span><text:span text:style-name="T164">, responseData)</text:span></text:p>
      <text:p text:style-name="P39"><text:span text:style-name="T156">--</text:span><text:span text:style-name="T157">&gt; updateVfModule -</text:span><text:span text:style-name="T158">(Assigned)</text:span></text:p>
      <text:p text:style-name="P158">Construct and send a PATCH request to AAI to update the VF Module.</text:p>
      <text:p text:style-name="P141">payload = <text:span text:style-name="T34">"""</text:span></text:p>
      <text:p text:style-name="P30"><text:span text:style-name="T34"><text:s text:c="6"/></text:span><text:span text:style-name="T40">{ <text:s/></text:span><text:span text:style-name="T81">${orchestrationStatusEntry}</text:span></text:p>
      <text:p text:style-name="P30"><text:s text:c="9"/><text:span text:style-name="T81">${heatStackIdEntry}</text:span></text:p>
      <text:p text:style-name="P30"><text:s text:c="9"/><text:span text:style-name="T81">${personaModelVersionEntry}</text:span></text:p>
      <text:p text:style-name="P30"><text:s text:c="9"/><text:span text:style-name="T81">${contrailServiceInstanceFqdnEntry}</text:span></text:p>
      <text:p text:style-name="P30"><text:span text:style-name="T34"><text:s text:c="9"/></text:span><text:span text:style-name="T40">"vf-module-id": "</text:span><text:span text:style-name="T81">${vfModuleId}</text:span><text:span text:style-name="T40">" <text:s text:c="18"/></text:span></text:p>
      <text:p text:style-name="P32"><text:s text:c="6"/><text:span text:style-name="T82">}</text:span></text:p>
      <text:p text:style-name="P56">"""</text:p>
      <text:p text:style-name="P163">sending PATCH to AAI endpoint </text:p>
      <text:p text:style-name="P138"/>
      <text:p text:style-name="P138"/>
      <text:p text:style-name="P139"><text:soft-page-break/>--<text:span text:style-name="T183">&gt;</text:span></text:p>
      <text:p text:style-name="P140"><text:span text:style-name="T184">Preprocess SDNC GET Request:</text:span></text:p>
      <text:p text:style-name="P142">String SDNCGetRequest =</text:p>
      <text:p text:style-name="P30"><text:s text:c="6"/><text:span text:style-name="T40">"""&lt;sdncadapterworkflow:SDNCAdapterWorkflowRequest xmlns:ns5="http://org.openecomp/mso/request/types/v1"</text:span></text:p>
      <text:p text:style-name="P32"><text:s text:c="24"/><text:span text:style-name="T82">xmlns:sdncadapterworkflow="http://org.openecomp/mso/workflow/schema/v1"</text:span></text:p>
      <text:p text:style-name="P32"><text:s text:c="24"/><text:span text:style-name="T82">xmlns:sdncadapter="http://org.openecomp/workflow/sdnc/adapter/schema/v1"&gt;</text:span></text:p>
      <text:p text:style-name="P32"><text:s text:c="6"/><text:span text:style-name="T82">&lt;sdncadapter:RequestHeader&gt;</text:span></text:p>
      <text:p text:style-name="P30"><text:span text:style-name="T34"><text:s text:c="6"/></text:span><text:span text:style-name="T40">&lt;sdncadapter:RequestId&gt;</text:span><text:span text:style-name="T81">${uuid}</text:span><text:span text:style-name="T40">&lt;/sdncadapter:RequestId&gt;</text:span></text:p>
      <text:p text:style-name="P30"><text:span text:style-name="T34"><text:s text:c="6"/></text:span><text:span text:style-name="T40">&lt;sdncadapter:SvcInstanceId&gt;</text:span><text:span text:style-name="T81">${svcInstId}</text:span><text:span text:style-name="T40">&lt;/sdncadapter:SvcInstanceId&gt;</text:span></text:p>
      <text:p text:style-name="P32"><text:s text:c="6"/><text:span text:style-name="T82">&lt;sdncadapter:SvcAction&gt;query&lt;/sdncadapter:SvcAction&gt;</text:span></text:p>
      <text:p text:style-name="P30"><text:span text:style-name="T34"><text:s text:c="6"/></text:span><text:span text:style-name="T40">&lt;sdncadapter:SvcOperation&gt;</text:span><text:span text:style-name="T81">${serviceOperation}</text:span><text:span text:style-name="T40">&lt;/sdncadapter:SvcOperation&gt;</text:span></text:p>
      <text:p text:style-name="P30"><text:span text:style-name="T34"><text:s text:c="6"/></text:span><text:span text:style-name="T40">&lt;sdncadapter:CallbackUrl&gt;</text:span><text:span text:style-name="T81">${callbackUrl}</text:span><text:span text:style-name="T40">&lt;/sdncadapter:CallbackUrl&gt;</text:span></text:p>
      <text:p text:style-name="P30"><text:span text:style-name="T34"><text:s text:c="6"/></text:span><text:span text:style-name="T40">&lt;sdncadapter:MsoAction&gt;</text:span><text:span text:style-name="T81">${msoAction}</text:span><text:span text:style-name="T40">&lt;/sdncadapter:MsoAction&gt;</text:span></text:p>
      <text:p text:style-name="P32"><text:s text:c="3"/><text:span text:style-name="T82">&lt;/sdncadapter:RequestHeader&gt;</text:span></text:p>
      <text:p text:style-name="P32"><text:s text:c="6"/><text:span text:style-name="T82">&lt;sdncadapterworkflow:SDNCRequestData&gt;&lt;/sdncadapterworkflow:SDNCRequestData&gt;</text:span></text:p>
      <text:p text:style-name="P55"><text:s text:c="3"/><text:span text:style-name="T82">&lt;/sdncadapterworkflow:SDNCAdapterWorkflowRequest&gt;"""</text:span></text:p>
      <text:p text:style-name="P140"><text:span text:style-name="T184"><text:s/>--&gt; Call SDNC Adapter : VF Module Topology GET </text:span></text:p>
      <text:p text:style-name="P140"/>
      <text:p text:style-name="P98">Invoke SDNC – Adapter :</text:p>
      <text:p text:style-name="P85">// Prepare SDNC Request to the SDNC Adapter</text:p>
      <text:p text:style-name="P105"><text:span text:style-name="T71">def </text:span>sdncRequestData = utils.getChildNodes(sdncwfreq, <text:span text:style-name="T34">"SDNCRequestData"</text:span>)</text:p>
      <text:p text:style-name="P98">String sdncAdapterRequest = <text:span text:style-name="T34">"""</text:span></text:p>
      <text:p text:style-name="P33">&lt;SOAP-ENV:Envelope xmlns:SOAP-ENV="http://schemas.xmlsoap.org/soap/envelope/"&gt;</text:p>
      <text:p text:style-name="P33">&lt;SOAP-ENV:Body&gt;</text:p>
      <text:p text:style-name="P33">&lt;aetgt:SDNCAdapterRequest xmlns:aetgt="http://org.openecomp/workflow/sdnc/adapter/schema/v1" xmlns:sdncadaptersc="http://org.openecomp/workflow/sdnc/adapter/schema/v1"&gt;</text:p>
      <text:p text:style-name="P33">&lt;sdncadapter:RequestHeader xmlns:sdncadapter="http://org.openecomp/workflow/sdnc/adapter/schema/v1"&gt;</text:p>
      <text:p text:style-name="P31"><text:span text:style-name="T35">&lt;sdncadapter:RequestId&gt;</text:span>${requestId}<text:span text:style-name="T35">&lt;/sdncadapter:RequestId&gt;"""</text:span></text:p>
      <text:p text:style-name="P31"><text:span text:style-name="T72">if </text:span>(sdnca_svcInstanceId != <text:span text:style-name="T72">null</text:span>) {</text:p>
      <text:p text:style-name="P30"><text:s text:c="3"/><text:span text:style-name="T81">sdncAdapterRequest += </text:span><text:span text:style-name="T40">"""</text:span></text:p>
      <text:p text:style-name="P31"><text:span text:style-name="T35">&lt;sdncadapter:SvcInstanceId&gt;</text:span>${sdnca_svcInstanceId}<text:span text:style-name="T35">&lt;/sdncadapter:SvcInstanceId&gt;"""</text:span></text:p>
      <text:p text:style-name="P31">}</text:p>
      <text:p text:style-name="P31">sdncAdapterRequest += <text:span text:style-name="T35">"""</text:span></text:p>
      <text:p text:style-name="P31"><text:span text:style-name="T35">&lt;sdncadapter:SvcAction&gt;</text:span>${sdnca_svcAction}<text:span text:style-name="T35">&lt;/sdncadapter:SvcAction&gt;</text:span></text:p>
      <text:p text:style-name="P31"><text:span text:style-name="T35">&lt;sdncadapter:SvcOperation&gt;</text:span>${sdnca_svcOperation}<text:span text:style-name="T35">&lt;/sdncadapter:SvcOperation&gt;</text:span></text:p>
      <text:p text:style-name="P31"><text:span text:style-name="T35">&lt;sdncadapter:CallbackUrl&gt;</text:span>${callbackUrlToUse}<text:span text:style-name="T35">&lt;/sdncadapter:CallbackUrl&gt;"""</text:span></text:p>
      <text:p text:style-name="P31"><text:span text:style-name="T72">if </text:span>(sdnca_msoAction != <text:span text:style-name="T72">null</text:span>) {</text:p>
      <text:p text:style-name="P30"><text:s text:c="3"/><text:span text:style-name="T81">sdncAdapterRequest += </text:span><text:span text:style-name="T40">"""</text:span></text:p>
      <text:p text:style-name="P31"><text:span text:style-name="T35">&lt;sdncadapter:MsoAction&gt;</text:span>${sdnca_msoAction}<text:span text:style-name="T35">&lt;/sdncadapter:MsoAction&gt;"""</text:span></text:p>
      <text:p text:style-name="P31">}</text:p>
      <text:p text:style-name="P31">sdncAdapterRequest += <text:span text:style-name="T35">"""</text:span></text:p>
      <text:p text:style-name="P33">&lt;/sdncadapter:RequestHeader&gt;</text:p>
      <text:p text:style-name="P34"><text:span text:style-name="T35">&lt;sdncadaptersc:RequestData&gt;</text:span>${sdncRequestData}<text:span text:style-name="T35">&lt;/sdncadaptersc:RequestData&gt;&lt;/aetgt:SDNCAdapterRequest&gt;&lt;/SOAP-ENV:Body&gt;&lt;/SOAP-ENV:Envelope&gt;"""</text:span></text:p>
      <text:p text:style-name="P98"/>
      <text:p text:style-name="P98"><text:soft-page-break/></text:p>
      <text:p text:style-name="P98"/>
      <text:p text:style-name="P101">SOAP,</text:p>
      <text:p text:style-name="P104"><text:span text:style-name="T6">Method : POST, URL : </text:span><text:span text:style-name="T131">${</text:span><text:bookmark-start text:name="__DdeLink__235_13185570852"/><text:span text:style-name="T131">URN_mso_adapters_sdnc_endpoint</text:span><text:bookmark-end text:name="__DdeLink__235_13185570852"/><text:span text:style-name="T131">},</text:span></text:p>
      <text:p text:style-name="P120">Add headers , content-type, Authorization</text:p>
      <text:p text:style-name="P143"><text:span text:style-name="T186">Payload : ${</text:span><text:bookmark-start text:name="__DdeLink__1589_266817708"/><text:span text:style-name="T186">sdncAdapterRequest</text:span><text:bookmark-end text:name="__DdeLink__1589_266817708"/><text:span text:style-name="T186">}</text:span></text:p>
      <text:p text:style-name="P143"><text:span text:style-name="T186"/></text:p>
      <text:p text:style-name="P144"><text:span text:style-name="T186">P</text:span><text:span text:style-name="T185">OST process : check Success Indications</text:span></text:p>
      <text:p text:style-name="P144"><text:span text:style-name="T185"/></text:p>
      <text:p text:style-name="P144"><text:span text:style-name="T185"/></text:p>
      <text:p text:style-name="P144"><text:span text:style-name="T185">preProcessVNFAdapterRequest :</text:span></text:p>
      <text:p text:style-name="P159"><text:span text:style-name="T185">//Get SDNC Response Data for VF Module Topology</text:span></text:p>
      <text:p text:style-name="P159"><text:span text:style-name="T185">//Get SDNC Response Data for Vnf Topology</text:span></text:p>
      <text:p text:style-name="P113"><text:span text:style-name="T140">vfModuleParams = buildVfModuleParamsFromCombinedTopologies(vnfParamsMap, vnfSdncGetResponse, vfModuleSdncGetResponse, vnfId, vnfName,</text:span><text:span text:style-name="T81">vfModuleId, vfModuleName, vfModuleIndex, environmentContext, workloadContext) <text:s/></text:span></text:p>
      <text:p text:style-name="P144"><text:span text:style-name="T185"/></text:p>
      <text:p text:style-name="P144"><text:span text:style-name="T79">def </text:span><text:span text:style-name="T185">createVnfARequest = </text:span><text:span text:style-name="T54">"""</text:span></text:p>
      <text:p text:style-name="P33">&lt;createVfModuleRequest&gt;</text:p>
      <text:p text:style-name="P31"><text:span text:style-name="T35">&lt;cloudSiteId&gt;</text:span>${cloudSiteId}<text:span text:style-name="T35">&lt;/cloudSiteId&gt;</text:span></text:p>
      <text:p text:style-name="P31"><text:span text:style-name="T35">&lt;tenantId&gt;</text:span>${tenantId}<text:span text:style-name="T35">&lt;/tenantId&gt;</text:span></text:p>
      <text:p text:style-name="P31"><text:span text:style-name="T35">&lt;vnfId&gt;</text:span>${vnfId}<text:span text:style-name="T35">&lt;/vnfId&gt;</text:span></text:p>
      <text:p text:style-name="P31"><text:span text:style-name="T35">&lt;vnfName&gt;</text:span>${vnfName}<text:span text:style-name="T35">&lt;/vnfName&gt;</text:span></text:p>
      <text:p text:style-name="P31"><text:span text:style-name="T35">&lt;vfModuleName&gt;</text:span>${vfModuleName}<text:span text:style-name="T35">&lt;/vfModuleName&gt;</text:span></text:p>
      <text:p text:style-name="P31"><text:span text:style-name="T35">&lt;vfModuleId&gt;</text:span>${vfModuleId}<text:span text:style-name="T35">&lt;/vfModuleId&gt;</text:span></text:p>
      <text:p text:style-name="P31"><text:span text:style-name="T35">&lt;vnfType&gt;</text:span>${vnfType}<text:span text:style-name="T35">&lt;/vnfType&gt;</text:span></text:p>
      <text:p text:style-name="P31"><text:span text:style-name="T35">&lt;vfModuleType&gt;</text:span>${vfModuleModelName}<text:span text:style-name="T35">&lt;/vfModuleType&gt;</text:span></text:p>
      <text:p text:style-name="P31"><text:span text:style-name="T35">&lt;vnfVersion&gt;</text:span>${asdcServiceModelVersion}<text:span text:style-name="T35">&lt;/vnfVersion&gt;</text:span></text:p>
      <text:p text:style-name="P31"><text:span text:style-name="T35">&lt;modelCustomizationUuid&gt;</text:span>${modelCustomizationUuid}<text:span text:style-name="T35">&lt;/modelCustomizationUuid&gt;</text:span></text:p>
      <text:p text:style-name="P33">&lt;requestType&gt;&lt;/requestType&gt;</text:p>
      <text:p text:style-name="P31"><text:span text:style-name="T35">&lt;volumeGroupId&gt;</text:span>${volumeGroupId}<text:span text:style-name="T35">&lt;/volumeGroupId&gt;</text:span></text:p>
      <text:p text:style-name="P30"><text:span text:style-name="T34"><text:s text:c="3"/></text:span><text:span text:style-name="T40">&lt;volumeGroupStackId&gt;</text:span><text:span text:style-name="T81">${volumeGroupStackId}</text:span><text:span text:style-name="T40">&lt;/volumeGroupStackId&gt;</text:span></text:p>
      <text:p text:style-name="P30"><text:span text:style-name="T34"><text:s text:c="3"/></text:span><text:span text:style-name="T40">&lt;baseVfModuleId&gt;</text:span><text:span text:style-name="T81">${baseVfModuleId}</text:span><text:span text:style-name="T40">&lt;/baseVfModuleId&gt;</text:span></text:p>
      <text:p text:style-name="P30"><text:span text:style-name="T34"><text:s text:c="3"/></text:span><text:span text:style-name="T40">&lt;baseVfModuleStackId&gt;</text:span><text:span text:style-name="T81">${baseVfModuleStackId}</text:span><text:span text:style-name="T40">&lt;/baseVfModuleStackId&gt;</text:span></text:p>
      <text:p text:style-name="P32"><text:s text:c="3"/><text:span text:style-name="T82">&lt;skipAAI&gt;true&lt;/skipAAI&gt;</text:span></text:p>
      <text:p text:style-name="P30"><text:span text:style-name="T34"><text:s text:c="3"/></text:span><text:span text:style-name="T40">&lt;backout&gt;</text:span><text:span text:style-name="T81">${backoutOnFailure}</text:span><text:span text:style-name="T40">&lt;/backout&gt;</text:span></text:p>
      <text:p text:style-name="P32"><text:s text:c="3"/><text:span text:style-name="T82">&lt;failIfExists&gt;true&lt;/failIfExists&gt;</text:span></text:p>
      <text:p text:style-name="P33">&lt;vfModuleParams&gt;</text:p>
      <text:p text:style-name="P31">${vfModuleParams}</text:p>
      <text:p text:style-name="P33">&lt;/vfModuleParams&gt;</text:p>
      <text:p text:style-name="P33">&lt;msoRequest&gt;</text:p>
      <text:p text:style-name="P30"><text:span text:style-name="T34"><text:s text:c="3"/></text:span><text:span text:style-name="T40">&lt;requestId&gt;</text:span><text:span text:style-name="T81">${requestId}</text:span><text:span text:style-name="T40">&lt;/requestId&gt;</text:span></text:p>
      <text:p text:style-name="P30"><text:span text:style-name="T34"><text:s text:c="3"/></text:span><text:span text:style-name="T40">&lt;serviceInstanceId&gt;</text:span><text:span text:style-name="T81">${svcInstId}</text:span><text:span text:style-name="T40">&lt;/serviceInstanceId&gt;</text:span></text:p>
      <text:p text:style-name="P33">&lt;/msoRequest&gt;</text:p>
      <text:p text:style-name="P31"><text:span text:style-name="T35">&lt;messageId&gt;</text:span>${messageId}<text:span text:style-name="T35">&lt;/messageId&gt;</text:span></text:p>
      <text:p text:style-name="P31"><text:span text:style-name="T35">&lt;notificationUrl&gt;</text:span>${notificationUrl}<text:span text:style-name="T35">&lt;/notificationUrl&gt;</text:span></text:p>
      <text:p text:style-name="P56">&lt;/createVfModuleRequest&gt;"""</text:p>
      <text:p text:style-name="P121"><text:soft-page-break/>Call VNF Adapter to create VF Module</text:p>
      <text:p text:style-name="P122">--<text:span text:style-name="T197">&gt; </text:span>PreProcess :</text:p>
      <text:p text:style-name="P106"><text:span text:style-name="T144">'createVfModuleRequest'</text:span><text:span text:style-name="T172">.equals(requestType)</text:span></text:p>
      <text:p text:style-name="P106"><text:span text:style-name="T172">vnfAdapterMethod = </text:span><text:span text:style-name="T144">'POST'</text:span></text:p>
      <text:p text:style-name="P106">vnfAdapterUrl = vnfAdapterEndpoint + <text:span text:style-name="T35">'/' </text:span>+ URLEncoder.<text:span text:style-name="T2">encode</text:span>(vnfId, <text:span text:style-name="T35">'UTF-8'</text:span>) + <text:span text:style-name="T35">'/vf-modules'</text:span></text:p>
      <text:p text:style-name="P122"/>
      <text:p text:style-name="P145">execution.setVariable(prefix + <text:span text:style-name="T34">'vnfAdapterMethod'</text:span>, vnfAdapterMethod)</text:p>
      <text:p text:style-name="P145">execution.setVariable(prefix + <text:span text:style-name="T34">'vnfAdapterUrl'</text:span>, vnfAdapterUrl)</text:p>
      <text:p text:style-name="P146">execution.setVariable(prefix + <text:span text:style-name="T34">'vnfAdapterRequest'</text:span>, vnfAdapterRequest)</text:p>
      <text:p text:style-name="P145">execution.setVariable(prefix + <text:span text:style-name="T34">'basicAuthHeaderValue'</text:span>, encodedString)</text:p>
      <text:p text:style-name="P123"><text:span text:style-name="T196">--&gt; </text:span>Send Request to Vnf Adapter</text:p>
      <text:p text:style-name="P153"><text:span text:style-name="T63">String vnfAdapterMethod = execution.getVariable(prefix + </text:span><text:span text:style-name="T34">'vnfAdapterMethod'</text:span><text:span text:style-name="T63">)</text:span></text:p>
      <text:p text:style-name="P180">String vnfAdapterUrl = execution.getVariable(prefix + <text:span text:style-name="T35">'vnfAdapterUrl'</text:span>)</text:p>
      <text:p text:style-name="P177">String vnfAdapterRequest = execution.getVariable(prefix + <text:span text:style-name="T35">'vnfAdapterRequest'</text:span>)</text:p>
      <text:p text:style-name="P124">SEND VNF ADAPTER post request <text:span text:style-name="T199">and set success Indicator’</text:span></text:p>
      <text:p text:style-name="P131"><text:span text:style-name="T66"/></text:p>
      <text:p text:style-name="P124"><text:span text:style-name="T200">&gt;&gt; PostProcess VNF Adapter Request</text:span></text:p>
      <text:p text:style-name="P147"><text:span text:style-name="T66">execution.setVariable(</text:span><text:span text:style-name="T56">"DCVFM_vnfVfModuleCreateCompleted"</text:span><text:span text:style-name="T66">, </text:span><text:span text:style-name="T80">true</text:span><text:span text:style-name="T66">)</text:span></text:p>
      <text:p text:style-name="P164"><text:span text:style-name="T66">"Received heat stack id from VNF Adapter: "</text:span></text:p>
      <text:p text:style-name="P147"><text:span text:style-name="T66">execution.setVariable(</text:span><text:span text:style-name="T56">"DCVFM_heatStackId"</text:span><text:span text:style-name="T66">, heatStackId)</text:span></text:p>
      <text:p text:style-name="P124"><text:span text:style-name="T66">//////</text:span></text:p>
      <text:p text:style-name="P124"><text:span text:style-name="T199">--&gt; Need to create any N/W policy in AAI ??</text:span></text:p>
      <text:p text:style-name="P126">execution.getVariable("DCVFM_contrailNetworkPolicyFqdnList") != null &amp;&amp; </text:p>
      <text:p text:style-name="P126">!execution.getVariable("DCVFM_contrailNetworkPolicyFqdnList").isEmpty()</text:p>
      <text:p text:style-name="P127"><text:span text:style-name="T66">I</text:span><text:span text:style-name="T63">f yes --&gt; createNetworkPoliciesInAAI()</text:span></text:p>
      <text:p text:style-name="P171"><text:span text:style-name="T173">1.</text:span><text:span text:style-name="T168">List fqdnList = execution.getVariable(</text:span><text:span text:style-name="T147">"DCVFM_contrailNetworkPolicyFqdnList"</text:span><text:span text:style-name="T168">)</text:span></text:p>
      <text:p text:style-name="P172"><text:span text:style-name="T169">2. Loop the policy</text:span></text:p>
      <text:p text:style-name="P166"><text:span text:style-name="T174">3</text:span><text:span text:style-name="T121">. </text:span><text:span text:style-name="T122">Qu</text:span><text:span text:style-name="T121">ery AAI for this network policy FQDN</text:span></text:p>
      <text:p text:style-name="P173"><text:span text:style-name="T123">4. </text:span><text:span text:style-name="T75">if </text:span><text:span text:style-name="T121">(isOneOf(returnCode, </text:span><text:span text:style-name="T201">200</text:span><text:span text:style-name="T121">, </text:span><text:span text:style-name="T201">201</text:span><text:span text:style-name="T121">)) {</text:span></text:p>
      <text:p text:style-name="P87"><text:span text:style-name="T63">// This network policy FQDN already exists in AAI</text:span></text:p>
      <text:p text:style-name="P173"><text:soft-page-break/><text:span text:style-name="T123">5. </text:span><text:span text:style-name="T75">if </text:span><text:span text:style-name="T121">(returnCode == </text:span><text:span text:style-name="T201">404</text:span><text:span text:style-name="T121">) {</text:span></text:p>
      <text:p text:style-name="P87"><text:span text:style-name="T63">// This network policy FQDN is not in AAI yet. Add it now</text:span></text:p>
      <text:p text:style-name="P167"><text:span text:style-name="T121"/></text:p>
      <text:p text:style-name="P114"><text:span text:style-name="T121"><text:s/>String payload = </text:span><text:span text:style-name="T50">"""&lt;network-policy xmlns="</text:span><text:span text:style-name="T121">${aaiNamespace}</text:span><text:span text:style-name="T50">"&gt;</text:span></text:p>
      <text:p text:style-name="P30"><text:span text:style-name="T34"><text:s text:c="3"/></text:span><text:span text:style-name="T40">&lt;network-policy-id&gt;</text:span><text:span text:style-name="T81">${networkPolicyId}</text:span><text:span text:style-name="T40">&lt;/network-policy-id&gt;</text:span></text:p>
      <text:p text:style-name="P31"><text:span text:style-name="T35">&lt;network-policy-fqdn&gt;</text:span>${fqdn}<text:span text:style-name="T35">&lt;/network-policy-fqdn&gt;</text:span></text:p>
      <text:p text:style-name="P31"><text:span text:style-name="T35">&lt;heat-stack-id&gt;</text:span>${execution.getVariable(<text:span text:style-name="T35">"DCVFM_heatStackId"</text:span>)}<text:span text:style-name="T35">&lt;/heat-stack-id&gt;</text:span></text:p>
      <text:p text:style-name="P56">&lt;/network-policy&gt;"""</text:p>
      <text:p text:style-name="P95"><text:span text:style-name="T126">invoking PUT call to AAI with payload</text:span></text:p>
      <text:p text:style-name="P167"><text:span text:style-name="T121"/></text:p>
      <text:p text:style-name="P115"><text:span text:style-name="T100">Update and Activate</text:span></text:p>
      <text:p text:style-name="P168"><text:span text:style-name="T120"/></text:p>
      <text:p text:style-name="P169"><text:span text:style-name="T120">Need to update ??</text:span></text:p>
      <text:p text:style-name="P169"><text:span text:style-name="T120">!execution.getVariable("DCVFM_oamManagementV4Address").isEmpty() || !execution.getVariable("DCVFM_oamManagementV6Address").isEmpty()</text:span></text:p>
      <text:p text:style-name="P170"><text:span text:style-name="T120">if yes :</text:span></text:p>
      <text:p text:style-name="P86"><text:span text:style-name="T171">Prepare a Request for invoking the UpdateAAIGenericVnf subflow</text:span></text:p>
      <text:p text:style-name="P107"><text:span text:style-name="T163">dateAAIGenericVnfRequest = </text:span><text:span text:style-name="T145">"""</text:span></text:p>
      <text:p text:style-name="P32"><text:s text:c="3"/><text:span text:style-name="T82">&lt;UpdateAAIGenericVnfRequest&gt;</text:span></text:p>
      <text:p text:style-name="P30"><text:span text:style-name="T34"><text:s text:c="6"/></text:span><text:span text:style-name="T40">&lt;vnf-id&gt;</text:span><text:span text:style-name="T81">${vnfId}</text:span><text:span text:style-name="T40">&lt;/vnf-id&gt;</text:span></text:p>
      <text:p text:style-name="P30"><text:span text:style-name="T34"><text:s text:c="6"/></text:span><text:span text:style-name="T81">${ipv4OamAddressElement}</text:span></text:p>
      <text:p text:style-name="P30"><text:s text:c="6"/><text:span text:style-name="T81">${managementV6AddressElement}</text:span></text:p>
      <text:p text:style-name="P32"><text:s text:c="3"/><text:span text:style-name="T82">&lt;/UpdateAAIGenericVnfRequest&gt;</text:span></text:p>
      <text:p text:style-name="P56">"""</text:p>
      <text:p text:style-name="P107"><text:span text:style-name="T163">execution.setVariable(</text:span><text:span text:style-name="T145">'DCVM_updateAAIGenericVnfRequest'</text:span><text:span text:style-name="T163">, updateAAIGenericVnfRequest)</text:span></text:p>
      <text:p text:style-name="P170"><text:span text:style-name="T162"/></text:p>
      <text:p text:style-name="P116"><text:span text:style-name="T178">Update AAI Generic VNF</text:span><text:span text:style-name="T100"><text:tab/></text:span></text:p>
      <text:p text:style-name="P160"><text:span text:style-name="T63">Using the received vnfId, query AAI to get the corresponding Generic VNF.</text:span></text:p>
      <text:p text:style-name="P160"><text:span text:style-name="T63">// Construct endpoint</text:span></text:p>
      <text:p text:style-name="P148"><text:span text:style-name="T63">String endPoint = execution.getVariable(</text:span><text:span text:style-name="T34">'URN_aai_endpoint'</text:span><text:span text:style-name="T63">) + aai_uri + </text:span><text:span text:style-name="T34">'/' </text:span><text:span text:style-name="T63">+ UriUtils.</text:span><text:span text:style-name="T3">encode</text:span><text:span text:style-name="T63">(vnfId, </text:span><text:span text:style-name="T34">"UTF-8"</text:span><text:span text:style-name="T63">) + </text:span><text:span text:style-name="T34">"?depth=1"</text:span></text:p>
      <text:p text:style-name="P160"><text:span text:style-name="T63"/></text:p>
      <text:p text:style-name="P160"><text:span text:style-name="T63">Construct and send a PUT request to AAI to update the Generic VNF.</text:span></text:p>
      <text:p text:style-name="P148"><text:span text:style-name="T71">def </text:span><text:span text:style-name="T63">payload = </text:span><text:span text:style-name="T34">"""</text:span></text:p>
      <text:p text:style-name="P30"><text:span text:style-name="T34"><text:s text:c="6"/></text:span><text:span text:style-name="T40">{ <text:s/></text:span><text:span text:style-name="T81">${personaModelVersionEntry}</text:span></text:p>
      <text:p text:style-name="P30"><text:s text:c="9"/><text:span text:style-name="T81">${ipv4OamAddressEntry}</text:span></text:p>
      <text:p text:style-name="P30"><text:soft-page-break/><text:s text:c="9"/><text:span text:style-name="T81">${managementV6AddressEntry}</text:span></text:p>
      <text:p text:style-name="P30"><text:s text:c="9"/><text:span text:style-name="T81">${orchestrationStatusEntry}</text:span></text:p>
      <text:p text:style-name="P30"><text:span text:style-name="T34"><text:s text:c="9"/></text:span><text:span text:style-name="T40">"vnf-id": "</text:span><text:span text:style-name="T81">${vnfId}</text:span><text:span text:style-name="T40">" <text:s text:c="14"/></text:span></text:p>
      <text:p text:style-name="P32"><text:s text:c="6"/><text:span text:style-name="T82">}</text:span></text:p>
      <text:p text:style-name="P56">"""</text:p>
      <text:p text:style-name="P128"><text:span text:style-name="T63"/></text:p>
      <text:p text:style-name="P128"><text:span text:style-name="T63"/></text:p>
      <text:p text:style-name="P128"><text:span text:style-name="T63"/></text:p>
      <text:p text:style-name="P127"><text:span text:style-name="T63"/></text:p>
      <text:p text:style-name="P125">--<text:span text:style-name="T202">&gt; preProcessUpdateAAIVfModuleRequestOrch</text:span></text:p>
      <text:p text:style-name="P154"><text:span text:style-name="T63">execution.setVariable(</text:span><text:span text:style-name="T34">"DCVFM_orchestrationStatus"</text:span><text:span text:style-name="T63">, </text:span><text:span text:style-name="T34">"Created"</text:span><text:span text:style-name="T63">)</text:span></text:p>
      <text:p text:style-name="P154"><text:span text:style-name="T63">execution.setVariable(</text:span><text:span text:style-name="T34">"DCVFM_updateAAIVfModuleRequest"</text:span><text:span text:style-name="T63">, updateAAIVfModuleRequest)</text:span></text:p>
      <text:p text:style-name="P131"><text:span text:style-name="T63"/></text:p>
      <text:p text:style-name="P124">--<text:span text:style-name="T203">&gt; </text:span>UpdateAAIVfModule</text:p>
      <text:p text:style-name="P161"><text:span text:style-name="T63">Using the received vnfId and vfModuleId, query AAI to get the corresponding VF Module.</text:span></text:p>
      <text:p text:style-name="P147"><text:span text:style-name="T71">def </text:span><text:span text:style-name="T63">vnfId = execution.getVariable(</text:span><text:span text:style-name="T34">'UAAIVfMod_vnfId'</text:span><text:span text:style-name="T63">)</text:span></text:p>
      <text:p text:style-name="P34"><text:span text:style-name="T72">def </text:span>vfModuleId = execution.getVariable(<text:span text:style-name="T35">'UAAIVfMod_vfModuleId'</text:span>)</text:p>
      <text:p text:style-name="P147"><text:span text:style-name="T63">String endPoint = execution.getVariable(</text:span><text:span text:style-name="T34">'URN_aai_endpoint'</text:span><text:span text:style-name="T63">) + aai_uri + </text:span><text:span text:style-name="T34">'/' </text:span><text:span text:style-name="T63">+ UriUtils.</text:span><text:span text:style-name="T3">encode</text:span><text:span text:style-name="T63">(vnfId, </text:span><text:span text:style-name="T34">"UTF-8"</text:span><text:span text:style-name="T63">) + </text:span><text:span text:style-name="T34">'/vf-modules/vf-module/' </text:span><text:span text:style-name="T63">+ UriUtils.</text:span><text:span text:style-name="T3">encode</text:span><text:span text:style-name="T63">(vfModuleId, </text:span><text:span text:style-name="T34">"UTF-8"</text:span><text:span text:style-name="T63">)</text:span></text:p>
      <text:p text:style-name="P147"><text:span text:style-name="T63">execution.setVariable(</text:span><text:span text:style-name="T34">'UAAIVfMod_getVfModuleResponse'</text:span><text:span text:style-name="T63">, responseData)</text:span></text:p>
      <text:p text:style-name="P117"><text:span text:style-name="T175"><text:tab/>--</text:span><text:span text:style-name="T176">&gt; Update VF Module</text:span></text:p>
      <text:p text:style-name="P117"><text:span text:style-name="T103">Construct and send a PATCH request to AAI to update the VF Module.</text:span></text:p>
      <text:p text:style-name="P108"><text:span text:style-name="T78">def </text:span><text:span text:style-name="T4">payload = </text:span><text:span text:style-name="T53">"""</text:span></text:p>
      <text:p text:style-name="P30"><text:span text:style-name="T34"><text:s text:c="6"/></text:span><text:span text:style-name="T40">{ <text:s/></text:span><text:span text:style-name="T81">${orchestrationStatusEntry}</text:span></text:p>
      <text:p text:style-name="P30"><text:s text:c="9"/><text:span text:style-name="T81">${heatStackIdEntry}</text:span></text:p>
      <text:p text:style-name="P30"><text:s text:c="9"/><text:span text:style-name="T81">${personaModelVersionEntry}</text:span></text:p>
      <text:p text:style-name="P30"><text:s text:c="9"/><text:span text:style-name="T81">${contrailServiceInstanceFqdnEntry}</text:span></text:p>
      <text:p text:style-name="P30"><text:span text:style-name="T34"><text:s text:c="9"/></text:span><text:span text:style-name="T40">"vf-module-id": "</text:span><text:span text:style-name="T81">${vfModuleId}</text:span><text:span text:style-name="T40">" <text:s text:c="18"/></text:span></text:p>
      <text:p text:style-name="P32"><text:s text:c="6"/><text:span text:style-name="T82">}</text:span></text:p>
      <text:p text:style-name="P56">"""</text:p>
      <text:p text:style-name="P117"><text:span text:style-name="T103"/></text:p>
      <text:p text:style-name="P132"><text:span text:style-name="T27">--</text:span><text:span text:style-name="T28">&gt; PreProcess SDNC Activate Request</text:span><text:span text:style-name="T67"><text:line-break/></text:span></text:p>
      <text:p text:style-name="P156">String activateSDNCRequest = buildSDNCRequest(execution, svcInstId, <text:span text:style-name="T34">"activate"</text:span>)</text:p>
      <text:p text:style-name="P149">Invoke SDNC – Adapter :</text:p>
      <text:p text:style-name="P149"/>
      <text:p text:style-name="P150"><text:soft-page-break/>POST process :</text:p>
      <text:p text:style-name="P165">ValidateSDNCResponse Process</text:p>
      <text:p text:style-name="P151"><text:span text:style-name="T204">--&gt;</text:span><text:span text:style-name="T185">Is volume_group_id specified?</text:span></text:p>
      <text:p text:style-name="P155"><text:span text:style-name="T191">Yes --&gt; </text:span><text:span text:style-name="T187">Prepare CreateAAIVfModuleVolumeGroup Request</text:span></text:p>
      <text:p text:style-name="P155"><text:span text:style-name="T188">String createAAIVfModuleVolumeGroupRequest =</text:span></text:p>
      <text:p text:style-name="P33">"""&lt;CreateAAIVfModuleVolumeGroupRequest&gt;</text:p>
      <text:p text:style-name="P30"><text:span text:style-name="T34"><text:s text:c="3"/></text:span><text:span text:style-name="T40">&lt;vnf-id&gt;</text:span><text:span text:style-name="T81">${vnfId}</text:span><text:span text:style-name="T40">&lt;/vnf-id&gt;</text:span></text:p>
      <text:p text:style-name="P30"><text:span text:style-name="T34"><text:s text:c="3"/></text:span><text:span text:style-name="T40">&lt;vf-module-id&gt;</text:span><text:span text:style-name="T81">${vfModuleId}</text:span><text:span text:style-name="T40">&lt;/vf-module-id&gt;</text:span></text:p>
      <text:p text:style-name="P30"><text:span text:style-name="T34"><text:s text:c="3"/></text:span><text:span text:style-name="T40">&lt;volume-group-id&gt;</text:span><text:span text:style-name="T81">${volumeGroupId}</text:span><text:span text:style-name="T40">&lt;/volume-group-id&gt;</text:span></text:p>
      <text:p text:style-name="P30"><text:span text:style-name="T34"><text:s text:c="3"/></text:span><text:span text:style-name="T40">&lt;aic-cloud-region&gt;</text:span><text:span text:style-name="T81">${aicCloudRegion}</text:span><text:span text:style-name="T40">&lt;/aic-cloud-region&gt;</text:span></text:p>
      <text:p text:style-name="P56">&lt;/CreateAAIVfModuleVolumeGroupRequest&gt;"""</text:p>
      <text:p text:style-name="P152"><text:span text:style-name="T192">--&gt;CreateAAIVfModuleVolumeGroup</text:span></text:p>
      <text:p text:style-name="P152"><text:span text:style-name="T192"><text:s text:c="4"/>-</text:span><text:span text:style-name="T193">&gt; Preprocess : setup request</text:span></text:p>
      <text:p text:style-name="P109"><text:span text:style-name="T137"><text:s text:c="4"/>-&gt; Query : </text:span><text:span text:style-name="T194">Using the received vnfId and vfModuleId, query AAI to get the corresponding VF Module.</text:span></text:p>
      <text:p text:style-name="P110"><text:span text:style-name="T133"><text:s text:c="4"/>-</text:span><text:span text:style-name="T134">&gt; </text:span><text:span text:style-name="T195">execution.setVariable(</text:span><text:span text:style-name="T55">'CAAIVfModVG_getVfModuleResponse'</text:span><text:span text:style-name="T195">, responseData)</text:span></text:p>
      <text:p text:style-name="P88"><text:span text:style-name="T138"><text:s text:c="3"/>-</text:span><text:span text:style-name="T139">&gt; </text:span><text:span text:style-name="T138">Construct and send a PUT request to AAI to update the VF Module with the</text:span><text:span text:style-name="T167"> </text:span><text:span text:style-name="T26">created Volume Group relationship.</text:span></text:p>
      <text:p text:style-name="P152"><text:span text:style-name="T195"/></text:p>
      <text:p text:style-name="P129"><text:span text:style-name="T205">Set Success Indicator</text:span></text:p>
      <text:p text:style-name="P129"><text:span text:style-name="T195"/></text:p>
      <text:p text:style-name="P129"><text:span text:style-name="T205">Prepare Update Infra Request</text:span></text:p>
      <text:p text:style-name="P110"><text:span text:style-name="T135"><text:s text:c="3"/>--</text:span><text:span text:style-name="T136">&gt; </text:span><text:span text:style-name="T190">String payload =</text:span></text:p>
      <text:p text:style-name="P30"><text:s text:c="3"/><text:span text:style-name="T40">"""&lt;soapenv:Envelope xmlns:soapenv="http://schemas.xmlsoap.org/soap/envelope/"</text:span></text:p>
      <text:p text:style-name="P32"><text:s text:c="9"/><text:span text:style-name="T82">xmlns:ns="http://org.openecomp.mso/requestsdb"&gt;</text:span></text:p>
      <text:p text:style-name="P32"><text:s text:c="9"/><text:span text:style-name="T82">&lt;soapenv:Header/&gt;</text:span></text:p>
      <text:p text:style-name="P32"><text:s text:c="9"/><text:span text:style-name="T82">&lt;soapenv:Body&gt;</text:span></text:p>
      <text:p text:style-name="P32"><text:s text:c="12"/><text:span text:style-name="T82">&lt;ns:updateInfraRequest xmlns:ns="http://org.openecomp.mso/requestsdb"&gt;</text:span></text:p>
      <text:p text:style-name="P30"><text:span text:style-name="T34"><text:s text:c="12"/></text:span><text:span text:style-name="T40">&lt;requestId&gt;</text:span><text:span text:style-name="T81">${requestId}</text:span><text:span text:style-name="T40">&lt;/requestId&gt;</text:span></text:p>
      <text:p text:style-name="P32"><text:s text:c="12"/><text:span text:style-name="T82">&lt;lastModifiedBy&gt;BPMN&lt;/lastModifiedBy&gt;</text:span></text:p>
      <text:p text:style-name="P32"><text:s text:c="12"/><text:span text:style-name="T82">&lt;statusMessage&gt;VF Module successfully created&lt;/statusMessage&gt;</text:span></text:p>
      <text:p text:style-name="P32"><text:s text:c="12"/><text:span text:style-name="T82">&lt;responseBody&gt;&lt;/responseBody&gt;</text:span></text:p>
      <text:p text:style-name="P32"><text:s text:c="12"/><text:span text:style-name="T82">&lt;requestStatus&gt;COMPLETE&lt;/requestStatus&gt;</text:span></text:p>
      <text:p text:style-name="P32"><text:s text:c="12"/><text:span text:style-name="T82">&lt;progress&gt;100&lt;/progress&gt;</text:span></text:p>
      <text:p text:style-name="P30"><text:span text:style-name="T34"><text:s text:c="12"/></text:span><text:span text:style-name="T40">&lt;vnfOutputs&gt;&amp;lt;vnf-outputs xmlns="http://org.openecomp/mso/infra/vnf-request/v1" xmlns:aetgt="http://org.openecomp/mso/infra/vnf-request/v1" xmlns:rest="http://schemas.activebpel.org/REST/2007/12/01/aeREST.xsd"&amp;gt;&amp;lt;vnf-id&amp;gt;</text:span><text:span text:style-name="T81">${vnfId}</text:span><text:span text:style-name="T40">&amp;lt;/vnf-id&amp;gt;&amp;lt;vf-module-id&amp;gt;</text:span><text:span text:style-name="T81">${vfModuleId}</text:span><text:span text:style-name="T40">&amp;lt;/vf-module-id&amp;gt;&amp;lt;/vnf-outputs&amp;gt;&lt;/vnfOutputs&gt;</text:span></text:p>
      <text:p text:style-name="P30"><text:span text:style-name="T34"><text:s text:c="12"/></text:span><text:span text:style-name="T40">&lt;vfModuleId&gt;</text:span><text:span text:style-name="T81">${vfModuleId}</text:span><text:span text:style-name="T40">&lt;/vfModuleId&gt;</text:span></text:p>
      <text:p text:style-name="P30"><text:span text:style-name="T34"><text:s text:c="12"/></text:span><text:span text:style-name="T40">&lt;vfModuleName&gt;</text:span><text:span text:style-name="T81">${vfModuleName}</text:span><text:span text:style-name="T40">&lt;/vfModuleName&gt;</text:span></text:p>
      <text:p text:style-name="P32"><text:s text:c="9"/><text:span text:style-name="T82">&lt;/ns:updateInfraRequest&gt;</text:span></text:p>
      <text:p text:style-name="P32"><text:s text:c="6"/><text:span text:style-name="T82">&lt;/soapenv:Body&gt;</text:span></text:p>
      <text:p text:style-name="P55"><text:s text:c="3"/><text:span text:style-name="T82">&lt;/soapenv:Envelope&gt;"""</text:span></text:p>
      <text:p text:style-name="P152"><text:span text:style-name="T190"/></text:p>
      <text:p text:style-name="P152"><text:soft-page-break/><text:span text:style-name="T190"/></text:p>
      <text:p text:style-name="P129"><text:span text:style-name="T207">--&gt; Update Infra Request :</text:span></text:p>
      <text:p text:style-name="P133"><text:span text:style-name="T198">Through connector : </text:span><text:span text:style-name="T63">${URN_mso_adapters_openecomp_db_endpoint}</text:span></text:p>
      <text:p text:style-name="P134"><text:span text:style-name="T63">--</text:span><text:span text:style-name="T68">&gt; Do ConfigScaleOut? </text:span></text:p>
      <text:p text:style-name="P134"><text:span text:style-name="T68">Condotion "VNF Orchestration Status" == "Active or Activated" ??</text:span></text:p>
      <text:p text:style-name="P130"><text:span text:style-name="T208">LCM ConfigScaleOut</text:span></text:p>
      <text:p text:style-name="P76">- Call APP-C VNF start (run APPc Command)</text:p>
      <text:p text:style-name="P77"><text:span text:style-name="T1"><text:tab/>- </text:span><text:span text:style-name="T23">Action.</text:span><text:span text:style-name="T8">HealthCheck </text:span></text:p>
      <text:p text:style-name="P81"><text:span text:style-name="T10">- </text:span><text:span text:style-name="T11">Other Actions : ResumeTraffic, Start,Stop, Unlock, ConfigModify, Upgrade, Snapshot</text:span></text:p>
      <text:p text:style-name="P81"><text:span text:style-name="T11"/></text:p>
      <text:p text:style-name="P81"><text:span text:style-name="T11"/></text:p>
      <text:p text:style-name="P78"><text:span text:style-name="T104">--</text:span><text:span text:style-name="T105">&gt; </text:span><text:span text:style-name="T104">Prepare MSO Completion Handler</text:span></text:p>
      <text:p text:style-name="P78"><text:span text:style-name="T104">--</text:span><text:span text:style-name="T109">&gt; MSO Completion Handler</text:span></text:p>
      <text:p text:style-name="P79"><text:span text:style-name="T20"><text:tab/>-</text:span><text:span text:style-name="T21">&gt; </text:span><text:span text:style-name="T14">Prepare Infra Update DB Request</text:span></text:p>
      <text:p text:style-name="P111"><text:span text:style-name="T180">statusMessage = </text:span><text:span text:style-name="T146">"Resource Completed Successfully"</text:span></text:p>
      <text:p text:style-name="P82"><text:span text:style-name="T179"><text:s/><text:tab/></text:span></text:p>
      <text:p text:style-name="P82"><text:span text:style-name="T179"><text:tab/></text:span><text:span text:style-name="T15">String payload = </text:span><text:span text:style-name="T51">"""</text:span></text:p>
      <text:p text:style-name="P32"><text:s text:c="9"/><text:span text:style-name="T82">&lt;soapenv:Envelope xmlns:soapenv="http://schemas.xmlsoap.org/soap/envelope/" xmlns:req="http://org.openecomp.mso/requestsdb"&gt;</text:span></text:p>
      <text:p text:style-name="P32"><text:s text:c="12"/><text:span text:style-name="T82">&lt;soapenv:Header/&gt;</text:span></text:p>
      <text:p text:style-name="P32"><text:s text:c="12"/><text:span text:style-name="T82">&lt;soapenv:Body&gt;</text:span></text:p>
      <text:p text:style-name="P32"><text:s text:c="15"/><text:span text:style-name="T82">&lt;req:updateInfraRequest&gt;</text:span></text:p>
      <text:p text:style-name="P30"><text:span text:style-name="T34"><text:s text:c="18"/></text:span><text:span text:style-name="T40">&lt;requestId&gt;</text:span><text:span text:style-name="T81">${execution.getVariable(</text:span><text:span text:style-name="T40">"CMSO_request_id"</text:span><text:span text:style-name="T81">)}</text:span><text:span text:style-name="T40">&lt;/requestId&gt;</text:span></text:p>
      <text:p text:style-name="P30"><text:span text:style-name="T34"><text:s text:c="18"/></text:span><text:span text:style-name="T40">&lt;lastModifiedBy&gt;</text:span><text:span text:style-name="T81">${execution.getVariable(</text:span><text:span text:style-name="T40">"CMSO_mso-bpel-name"</text:span><text:span text:style-name="T81">)}</text:span><text:span text:style-name="T40">&lt;/lastModifiedBy&gt;</text:span></text:p>
      <text:p text:style-name="P30"><text:span text:style-name="T34"><text:s text:c="18"/></text:span><text:span text:style-name="T40">&lt;statusMessage&gt;</text:span><text:span text:style-name="T81">${statusMessage}</text:span><text:span text:style-name="T40">&lt;/statusMessage&gt;</text:span></text:p>
      <text:p text:style-name="P32"><text:s text:c="18"/><text:span text:style-name="T82">&lt;requestStatus&gt;COMPLETE&lt;/requestStatus&gt;</text:span></text:p>
      <text:p text:style-name="P32"><text:s text:c="16"/><text:span text:style-name="T82">&lt;progress&gt;100&lt;/progress&gt;</text:span></text:p>
      <text:p text:style-name="P30"><text:span text:style-name="T34"><text:s text:c="16"/></text:span><text:span text:style-name="T81">${idXml}</text:span></text:p>
      <text:p text:style-name="P32"><text:s text:c="15"/><text:span text:style-name="T82">&lt;/req:updateInfraRequest&gt;</text:span></text:p>
      <text:p text:style-name="P32"><text:s text:c="12"/><text:span text:style-name="T82">&lt;/soapenv:Body&gt;</text:span></text:p>
      <text:p text:style-name="P55"><text:s text:c="9"/><text:span text:style-name="T82">&lt;/soapenv:Envelope&gt;"""</text:span></text:p>
      <text:p text:style-name="P79"><text:span text:style-name="T15"><text:tab/>-</text:span><text:span text:style-name="T16">&gt; Update Infra DB status to SUCCESS</text:span></text:p>
      <text:p text:style-name="P79"><text:span text:style-name="T16"><text:tab/></text:span><text:span text:style-name="T17">POST request </text:span></text:p>
      <text:p text:style-name="P79"><text:span text:style-name="T17"/></text:p>
      <text:p text:style-name="P80"><text:span text:style-name="T17"><text:tab/>-</text:span><text:span text:style-name="T18">&gt; <text:s/>Complete MSO Process Done SUCCESSFULLY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2:44:37.733914992</meta:creation-date>
    <dc:date>2018-06-04T20:07:36.350989428</dc:date>
    <meta:editing-duration>P4DT12H4M48S</meta:editing-duration>
    <meta:editing-cycles>160</meta:editing-cycles>
    <meta:generator>LibreOffice/5.1.6.2$Linux_X86_64 LibreOffice_project/10m0$Build-2</meta:generator>
    <meta:document-statistic meta:table-count="0" meta:image-count="0" meta:object-count="0" meta:page-count="13" meta:paragraph-count="442" meta:word-count="1594" meta:character-count="22318" meta:non-whitespace-character-count="19726"/>
  </office:meta>
</office:document-meta>
</file>